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ocktube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ocktube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 table:style-name="Default" office:value-type="string" calcext:value-type="string">
            <text:p>p_расчет</text:p>
          </table:table-cell>
          <table:table-cell table:style-name="Default" office:value-type="string" calcext:value-type="string">
            <text:p>U_расчет</text:p>
          </table:table-cell>
          <table:table-cell office:value-type="string" calcext:value-type="string">
            <text:p>T_расчет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table:number-columns-repeated="3"/>
          <table:table-cell office:value-type="string" calcext:value-type="string">
            <text:p>p_аналитич,</text:p>
          </table:table-cell>
          <table:table-cell table:number-columns-repeated="22" office:value-type="float" office:value="68970" calcext:value-type="float">
            <text:p>68970</text:p>
          </table:table-cell>
          <table:table-cell office:value-type="float" office:value="68484.4495515973" calcext:value-type="float">
            <text:p>68484,4495515973</text:p>
          </table:table-cell>
          <table:table-cell office:value-type="float" office:value="65645.4888012435" calcext:value-type="float">
            <text:p>65645,4888012435</text:p>
          </table:table-cell>
          <table:table-cell table:number-columns-repeated="55" office:value-type="float" office:value="63746.1969046734" calcext:value-type="float">
            <text:p>63746,1969046734</text:p>
          </table:table-cell>
          <table:table-cell table:number-columns-repeated="21" office:value-type="float" office:value="58970" calcext:value-type="float">
            <text:p>58970</text:p>
          </table:table-cell>
          <table:table-cell table:number-columns-repeated="914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0018904" calcext:value-type="float">
            <text:p>1,89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" calcext:value-type="float">
            <text:p>0</text:p>
          </table:table-cell>
          <table:table-cell office:value-type="float" office:value="-0.1525" calcext:value-type="float">
            <text:p>-0,1525</text:p>
          </table:table-cell>
          <table:table-cell table:number-columns-repeated="3"/>
          <table:table-cell office:value-type="string" calcext:value-type="string">
            <text:p>х</text:p>
          </table:table-cell>
          <table:table-cell office:value-type="float" office:value="0" calcext:value-type="float">
            <text:p>0</text:p>
          </table:table-cell>
          <table:table-cell office:value-type="float" office:value="0.00307878787878788" calcext:value-type="float">
            <text:p>0,0030787879</text:p>
          </table:table-cell>
          <table:table-cell office:value-type="float" office:value="0.00615757575757576" calcext:value-type="float">
            <text:p>0,0061575758</text:p>
          </table:table-cell>
          <table:table-cell office:value-type="float" office:value="0.00923636363636364" calcext:value-type="float">
            <text:p>0,0092363636</text:p>
          </table:table-cell>
          <table:table-cell office:value-type="float" office:value="0.0123151515151515" calcext:value-type="float">
            <text:p>0,0123151515</text:p>
          </table:table-cell>
          <table:table-cell office:value-type="float" office:value="0.0153939393939394" calcext:value-type="float">
            <text:p>0,0153939394</text:p>
          </table:table-cell>
          <table:table-cell office:value-type="float" office:value="0.0184727272727273" calcext:value-type="float">
            <text:p>0,0184727273</text:p>
          </table:table-cell>
          <table:table-cell office:value-type="float" office:value="0.0215515151515152" calcext:value-type="float">
            <text:p>0,0215515152</text:p>
          </table:table-cell>
          <table:table-cell office:value-type="float" office:value="0.024630303030303" calcext:value-type="float">
            <text:p>0,024630303</text:p>
          </table:table-cell>
          <table:table-cell office:value-type="float" office:value="0.0277090909090909" calcext:value-type="float">
            <text:p>0,0277090909</text:p>
          </table:table-cell>
          <table:table-cell office:value-type="float" office:value="0.0307878787878788" calcext:value-type="float">
            <text:p>0,0307878788</text:p>
          </table:table-cell>
          <table:table-cell office:value-type="float" office:value="0.0338666666666667" calcext:value-type="float">
            <text:p>0,0338666667</text:p>
          </table:table-cell>
          <table:table-cell office:value-type="float" office:value="0.0369454545454546" calcext:value-type="float">
            <text:p>0,0369454545</text:p>
          </table:table-cell>
          <table:table-cell office:value-type="float" office:value="0.0400242424242424" calcext:value-type="float">
            <text:p>0,0400242424</text:p>
          </table:table-cell>
          <table:table-cell office:value-type="float" office:value="0.0431030303030303" calcext:value-type="float">
            <text:p>0,0431030303</text:p>
          </table:table-cell>
          <table:table-cell office:value-type="float" office:value="0.0461818181818182" calcext:value-type="float">
            <text:p>0,0461818182</text:p>
          </table:table-cell>
          <table:table-cell office:value-type="float" office:value="0.0492606060606061" calcext:value-type="float">
            <text:p>0,0492606061</text:p>
          </table:table-cell>
          <table:table-cell office:value-type="float" office:value="0.0523393939393939" calcext:value-type="float">
            <text:p>0,0523393939</text:p>
          </table:table-cell>
          <table:table-cell office:value-type="float" office:value="0.0554181818181818" calcext:value-type="float">
            <text:p>0,0554181818</text:p>
          </table:table-cell>
          <table:table-cell office:value-type="float" office:value="0.0584969696969697" calcext:value-type="float">
            <text:p>0,0584969697</text:p>
          </table:table-cell>
          <table:table-cell office:value-type="float" office:value="0.0615757575757576" calcext:value-type="float">
            <text:p>0,0615757576</text:p>
          </table:table-cell>
          <table:table-cell office:value-type="float" office:value="0.0646545454545455" calcext:value-type="float">
            <text:p>0,0646545455</text:p>
          </table:table-cell>
          <table:table-cell office:value-type="float" office:value="0.0677333333333333" calcext:value-type="float">
            <text:p>0,0677333333</text:p>
          </table:table-cell>
          <table:table-cell office:value-type="float" office:value="0.0708121212121212" calcext:value-type="float">
            <text:p>0,0708121212</text:p>
          </table:table-cell>
          <table:table-cell office:value-type="float" office:value="0.0738909090909091" calcext:value-type="float">
            <text:p>0,0738909091</text:p>
          </table:table-cell>
          <table:table-cell office:value-type="float" office:value="0.076969696969697" calcext:value-type="float">
            <text:p>0,076969697</text:p>
          </table:table-cell>
          <table:table-cell office:value-type="float" office:value="0.0800484848484849" calcext:value-type="float">
            <text:p>0,0800484848</text:p>
          </table:table-cell>
          <table:table-cell office:value-type="float" office:value="0.0831272727272727" calcext:value-type="float">
            <text:p>0,0831272727</text:p>
          </table:table-cell>
          <table:table-cell office:value-type="float" office:value="0.0862060606060606" calcext:value-type="float">
            <text:p>0,0862060606</text:p>
          </table:table-cell>
          <table:table-cell office:value-type="float" office:value="0.0892848484848485" calcext:value-type="float">
            <text:p>0,0892848485</text:p>
          </table:table-cell>
          <table:table-cell office:value-type="float" office:value="0.0923636363636364" calcext:value-type="float">
            <text:p>0,0923636364</text:p>
          </table:table-cell>
          <table:table-cell office:value-type="float" office:value="0.0954424242424243" calcext:value-type="float">
            <text:p>0,0954424242</text:p>
          </table:table-cell>
          <table:table-cell office:value-type="float" office:value="0.0985212121212121" calcext:value-type="float">
            <text:p>0,0985212121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104678787878788" calcext:value-type="float">
            <text:p>0,1046787879</text:p>
          </table:table-cell>
          <table:table-cell office:value-type="float" office:value="0.107757575757576" calcext:value-type="float">
            <text:p>0,1077575758</text:p>
          </table:table-cell>
          <table:table-cell office:value-type="float" office:value="0.110836363636364" calcext:value-type="float">
            <text:p>0,1108363636</text:p>
          </table:table-cell>
          <table:table-cell office:value-type="float" office:value="0.113915151515152" calcext:value-type="float">
            <text:p>0,1139151515</text:p>
          </table:table-cell>
          <table:table-cell office:value-type="float" office:value="0.116993939393939" calcext:value-type="float">
            <text:p>0,1169939394</text:p>
          </table:table-cell>
          <table:table-cell office:value-type="float" office:value="0.120072727272727" calcext:value-type="float">
            <text:p>0,1200727273</text:p>
          </table:table-cell>
          <table:table-cell office:value-type="float" office:value="0.123151515151515" calcext:value-type="float">
            <text:p>0,1231515152</text:p>
          </table:table-cell>
          <table:table-cell office:value-type="float" office:value="0.126230303030303" calcext:value-type="float">
            <text:p>0,126230303</text:p>
          </table:table-cell>
          <table:table-cell office:value-type="float" office:value="0.129309090909091" calcext:value-type="float">
            <text:p>0,1293090909</text:p>
          </table:table-cell>
          <table:table-cell office:value-type="float" office:value="0.132387878787879" calcext:value-type="float">
            <text:p>0,1323878788</text:p>
          </table:table-cell>
          <table:table-cell office:value-type="float" office:value="0.135466666666667" calcext:value-type="float">
            <text:p>0,1354666667</text:p>
          </table:table-cell>
          <table:table-cell office:value-type="float" office:value="0.138545454545455" calcext:value-type="float">
            <text:p>0,1385454545</text:p>
          </table:table-cell>
          <table:table-cell office:value-type="float" office:value="0.141624242424242" calcext:value-type="float">
            <text:p>0,1416242424</text:p>
          </table:table-cell>
          <table:table-cell office:value-type="float" office:value="0.14470303030303" calcext:value-type="float">
            <text:p>0,1447030303</text:p>
          </table:table-cell>
          <table:table-cell office:value-type="float" office:value="0.147781818181818" calcext:value-type="float">
            <text:p>0,1477818182</text:p>
          </table:table-cell>
          <table:table-cell office:value-type="float" office:value="0.150860606060606" calcext:value-type="float">
            <text:p>0,1508606061</text:p>
          </table:table-cell>
          <table:table-cell office:value-type="float" office:value="0.153939393939394" calcext:value-type="float">
            <text:p>0,1539393939</text:p>
          </table:table-cell>
          <table:table-cell office:value-type="float" office:value="0.157018181818182" calcext:value-type="float">
            <text:p>0,1570181818</text:p>
          </table:table-cell>
          <table:table-cell office:value-type="float" office:value="0.16009696969697" calcext:value-type="float">
            <text:p>0,1600969697</text:p>
          </table:table-cell>
          <table:table-cell office:value-type="float" office:value="0.163175757575758" calcext:value-type="float">
            <text:p>0,1631757576</text:p>
          </table:table-cell>
          <table:table-cell office:value-type="float" office:value="0.166254545454545" calcext:value-type="float">
            <text:p>0,1662545455</text:p>
          </table:table-cell>
          <table:table-cell office:value-type="float" office:value="0.169333333333333" calcext:value-type="float">
            <text:p>0,1693333333</text:p>
          </table:table-cell>
          <table:table-cell office:value-type="float" office:value="0.172412121212121" calcext:value-type="float">
            <text:p>0,1724121212</text:p>
          </table:table-cell>
          <table:table-cell office:value-type="float" office:value="0.175490909090909" calcext:value-type="float">
            <text:p>0,1754909091</text:p>
          </table:table-cell>
          <table:table-cell office:value-type="float" office:value="0.178569696969697" calcext:value-type="float">
            <text:p>0,178569697</text:p>
          </table:table-cell>
          <table:table-cell office:value-type="float" office:value="0.181648484848485" calcext:value-type="float">
            <text:p>0,1816484848</text:p>
          </table:table-cell>
          <table:table-cell office:value-type="float" office:value="0.184727272727273" calcext:value-type="float">
            <text:p>0,1847272727</text:p>
          </table:table-cell>
          <table:table-cell office:value-type="float" office:value="0.187806060606061" calcext:value-type="float">
            <text:p>0,1878060606</text:p>
          </table:table-cell>
          <table:table-cell office:value-type="float" office:value="0.190884848484849" calcext:value-type="float">
            <text:p>0,1908848485</text:p>
          </table:table-cell>
          <table:table-cell office:value-type="float" office:value="0.193963636363636" calcext:value-type="float">
            <text:p>0,1939636364</text:p>
          </table:table-cell>
          <table:table-cell office:value-type="float" office:value="0.197042424242424" calcext:value-type="float">
            <text:p>0,1970424242</text:p>
          </table:table-cell>
          <table:table-cell office:value-type="float" office:value="0.200121212121212" calcext:value-type="float">
            <text:p>0,2001212121</text:p>
          </table:table-cell>
          <table:table-cell office:value-type="float" office:value="0.2032" calcext:value-type="float">
            <text:p>0,2032</text:p>
          </table:table-cell>
          <table:table-cell office:value-type="float" office:value="0.206278787878788" calcext:value-type="float">
            <text:p>0,2062787879</text:p>
          </table:table-cell>
          <table:table-cell office:value-type="float" office:value="0.209357575757576" calcext:value-type="float">
            <text:p>0,2093575758</text:p>
          </table:table-cell>
          <table:table-cell office:value-type="float" office:value="0.212436363636364" calcext:value-type="float">
            <text:p>0,2124363636</text:p>
          </table:table-cell>
          <table:table-cell office:value-type="float" office:value="0.215515151515152" calcext:value-type="float">
            <text:p>0,2155151515</text:p>
          </table:table-cell>
          <table:table-cell office:value-type="float" office:value="0.218593939393939" calcext:value-type="float">
            <text:p>0,2185939394</text:p>
          </table:table-cell>
          <table:table-cell office:value-type="float" office:value="0.221672727272727" calcext:value-type="float">
            <text:p>0,2216727273</text:p>
          </table:table-cell>
          <table:table-cell office:value-type="float" office:value="0.224751515151515" calcext:value-type="float">
            <text:p>0,2247515152</text:p>
          </table:table-cell>
          <table:table-cell office:value-type="float" office:value="0.227830303030303" calcext:value-type="float">
            <text:p>0,227830303</text:p>
          </table:table-cell>
          <table:table-cell office:value-type="float" office:value="0.230909090909091" calcext:value-type="float">
            <text:p>0,2309090909</text:p>
          </table:table-cell>
          <table:table-cell office:value-type="float" office:value="0.233987878787879" calcext:value-type="float">
            <text:p>0,2339878788</text:p>
          </table:table-cell>
          <table:table-cell office:value-type="float" office:value="0.237066666666667" calcext:value-type="float">
            <text:p>0,2370666667</text:p>
          </table:table-cell>
          <table:table-cell office:value-type="float" office:value="0.240145454545455" calcext:value-type="float">
            <text:p>0,2401454545</text:p>
          </table:table-cell>
          <table:table-cell office:value-type="float" office:value="0.243224242424242" calcext:value-type="float">
            <text:p>0,2432242424</text:p>
          </table:table-cell>
          <table:table-cell office:value-type="float" office:value="0.24630303030303" calcext:value-type="float">
            <text:p>0,2463030303</text:p>
          </table:table-cell>
          <table:table-cell office:value-type="float" office:value="0.249381818181818" calcext:value-type="float">
            <text:p>0,2493818182</text:p>
          </table:table-cell>
          <table:table-cell office:value-type="float" office:value="0.252460606060606" calcext:value-type="float">
            <text:p>0,2524606061</text:p>
          </table:table-cell>
          <table:table-cell office:value-type="float" office:value="0.255539393939394" calcext:value-type="float">
            <text:p>0,2555393939</text:p>
          </table:table-cell>
          <table:table-cell office:value-type="float" office:value="0.258618181818182" calcext:value-type="float">
            <text:p>0,2586181818</text:p>
          </table:table-cell>
          <table:table-cell office:value-type="float" office:value="0.26169696969697" calcext:value-type="float">
            <text:p>0,2616969697</text:p>
          </table:table-cell>
          <table:table-cell office:value-type="float" office:value="0.264775757575758" calcext:value-type="float">
            <text:p>0,2647757576</text:p>
          </table:table-cell>
          <table:table-cell office:value-type="float" office:value="0.267854545454545" calcext:value-type="float">
            <text:p>0,2678545455</text:p>
          </table:table-cell>
          <table:table-cell office:value-type="float" office:value="0.270933333333333" calcext:value-type="float">
            <text:p>0,2709333333</text:p>
          </table:table-cell>
          <table:table-cell office:value-type="float" office:value="0.274012121212121" calcext:value-type="float">
            <text:p>0,2740121212</text:p>
          </table:table-cell>
          <table:table-cell office:value-type="float" office:value="0.277090909090909" calcext:value-type="float">
            <text:p>0,2770909091</text:p>
          </table:table-cell>
          <table:table-cell office:value-type="float" office:value="0.280169696969697" calcext:value-type="float">
            <text:p>0,280169697</text:p>
          </table:table-cell>
          <table:table-cell office:value-type="float" office:value="0.283248484848485" calcext:value-type="float">
            <text:p>0,2832484848</text:p>
          </table:table-cell>
          <table:table-cell office:value-type="float" office:value="0.286327272727273" calcext:value-type="float">
            <text:p>0,2863272727</text:p>
          </table:table-cell>
          <table:table-cell office:value-type="float" office:value="0.289406060606061" calcext:value-type="float">
            <text:p>0,2894060606</text:p>
          </table:table-cell>
          <table:table-cell office:value-type="float" office:value="0.292484848484849" calcext:value-type="float">
            <text:p>0,2924848485</text:p>
          </table:table-cell>
          <table:table-cell office:value-type="float" office:value="0.295563636363636" calcext:value-type="float">
            <text:p>0,2955636364</text:p>
          </table:table-cell>
          <table:table-cell office:value-type="float" office:value="0.298642424242424" calcext:value-type="float">
            <text:p>0,2986424242</text:p>
          </table:table-cell>
          <table:table-cell office:value-type="float" office:value="0.301721212121212" calcext:value-type="float">
            <text:p>0,3017212121</text:p>
          </table:table-cell>
          <table:table-cell office:value-type="float" office:value="0.3048" calcext:value-type="float">
            <text:p>0,3048</text:p>
          </table:table-cell>
          <table:table-cell table:number-columns-repeated="914"/>
        </table:table-row>
        <table:table-row table:style-name="ro3">
          <table:table-cell office:value-type="float" office:value="68969" calcext:value-type="float">
            <text:p>68969</text:p>
          </table:table-cell>
          <table:table-cell table:style-name="ce2" office:value-type="float" office:value="0.0000000016398" calcext:value-type="float">
            <text:p>1,64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-0.14945" calcext:value-type="float">
            <text:p>-0,14945</text:p>
          </table:table-cell>
          <table:table-cell table:number-columns-repeated="3"/>
          <table:table-cell office:value-type="string" calcext:value-type="string">
            <text:p>Т_aналитич,</text:p>
          </table:table-cell>
          <table:table-cell table:number-columns-repeated="22" office:value-type="float" office:value="288.89" calcext:value-type="float">
            <text:p>288,89</text:p>
          </table:table-cell>
          <table:table-cell office:value-type="float" office:value="288.307449506484" calcext:value-type="float">
            <text:p>288,3074495065</text:p>
          </table:table-cell>
          <table:table-cell office:value-type="float" office:value="284.840941032861" calcext:value-type="float">
            <text:p>284,8409410329</text:p>
          </table:table-cell>
          <table:table-cell table:number-columns-repeated="28" office:value-type="float" office:value="282.461578273438" calcext:value-type="float">
            <text:p>282,4615782734</text:p>
          </table:table-cell>
          <table:table-cell table:number-columns-repeated="27" office:value-type="float" office:value="295.394392543494" calcext:value-type="float">
            <text:p>295,3943925435</text:p>
          </table:table-cell>
          <table:table-cell table:number-columns-repeated="21" office:value-type="float" office:value="288.89" calcext:value-type="float">
            <text:p>288,89</text:p>
          </table:table-cell>
          <table:table-cell table:number-columns-repeated="914"/>
        </table:table-row>
        <table:table-row table:style-name="ro3">
          <table:table-cell office:value-type="float" office:value="68969" calcext:value-type="float">
            <text:p>68969</text:p>
          </table:table-cell>
          <table:table-cell table:style-name="ce2" office:value-type="float" office:value="0.0000000016371" calcext:value-type="float">
            <text:p>1,64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61" calcext:value-type="float">
            <text:p>0,0061</text:p>
          </table:table-cell>
          <table:table-cell office:value-type="float" office:value="-0.1464" calcext:value-type="float">
            <text:p>-0,1464</text:p>
          </table:table-cell>
          <table:table-cell table:number-columns-repeated="3"/>
          <table:table-cell office:value-type="string" calcext:value-type="string">
            <text:p>U_аналит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.71857792124271" calcext:value-type="float">
            <text:p>1,7185779212</text:p>
          </table:table-cell>
          <table:table-cell office:value-type="float" office:value="11.981204183869" calcext:value-type="float">
            <text:p>11,9812041839</text:p>
          </table:table-cell>
          <table:table-cell table:number-columns-repeated="55" office:value-type="float" office:value="19.0615106911818" calcext:value-type="float">
            <text:p>19,061510691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14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0018737" calcext:value-type="float">
            <text:p>1,87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0915" calcext:value-type="float">
            <text:p>0,00915</text:p>
          </table:table-cell>
          <table:table-cell office:value-type="float" office:value="-0.14335" calcext:value-type="float">
            <text:p>-0,1433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0048715" calcext:value-type="float">
            <text:p>4,87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22" calcext:value-type="float">
            <text:p>0,0122</text:p>
          </table:table-cell>
          <table:table-cell office:value-type="float" office:value="-0.1403" calcext:value-type="float">
            <text:p>-0,1403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017174" calcext:value-type="float">
            <text:p>1,72E-008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525" calcext:value-type="float">
            <text:p>0,01525</text:p>
          </table:table-cell>
          <table:table-cell office:value-type="float" office:value="-0.13725" calcext:value-type="float">
            <text:p>-0,1372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071804" calcext:value-type="float">
            <text:p>7,18E-008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183" calcext:value-type="float">
            <text:p>0,0183</text:p>
          </table:table-cell>
          <table:table-cell office:value-type="float" office:value="-0.1342" calcext:value-type="float">
            <text:p>-0,1342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028777" calcext:value-type="float">
            <text:p>2,88E-00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135" calcext:value-type="float">
            <text:p>0,02135</text:p>
          </table:table-cell>
          <table:table-cell office:value-type="float" office:value="-0.13115" calcext:value-type="float">
            <text:p>-0,1311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11545" calcext:value-type="float">
            <text:p>1,15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44" calcext:value-type="float">
            <text:p>0,0244</text:p>
          </table:table-cell>
          <table:table-cell office:value-type="float" office:value="-0.1281" calcext:value-type="float">
            <text:p>-0,1281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045324" calcext:value-type="float">
            <text:p>4,53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2745" calcext:value-type="float">
            <text:p>0,02745</text:p>
          </table:table-cell>
          <table:table-cell office:value-type="float" office:value="-0.12505" calcext:value-type="float">
            <text:p>-0,1250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17375" calcext:value-type="float">
            <text:p>1,74E-00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305" calcext:value-type="float">
            <text:p>0,0305</text:p>
          </table:table-cell>
          <table:table-cell office:value-type="float" office:value="-0.122" calcext:value-type="float">
            <text:p>-0,122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table:style-name="ce2" office:value-type="float" office:value="0.000064929" calcext:value-type="float">
            <text:p>6,49E-00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3355" calcext:value-type="float">
            <text:p>0,03355</text:p>
          </table:table-cell>
          <table:table-cell office:value-type="float" office:value="-0.11895" calcext:value-type="float">
            <text:p>-0,1189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office:value-type="float" office:value="0.00023657" calcext:value-type="float">
            <text:p>0,0002365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6" calcext:value-type="float">
            <text:p>0,83156</text:p>
          </table:table-cell>
          <table:table-cell office:value-type="float" office:value="0.0366" calcext:value-type="float">
            <text:p>0,0366</text:p>
          </table:table-cell>
          <table:table-cell office:value-type="float" office:value="-0.1159" calcext:value-type="float">
            <text:p>-0,1159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office:value-type="float" office:value="0.00083904" calcext:value-type="float">
            <text:p>0,00083904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5" calcext:value-type="float">
            <text:p>0,83155</text:p>
          </table:table-cell>
          <table:table-cell office:value-type="float" office:value="0.03965" calcext:value-type="float">
            <text:p>0,03965</text:p>
          </table:table-cell>
          <table:table-cell office:value-type="float" office:value="-0.11285" calcext:value-type="float">
            <text:p>-0,11285</text:p>
          </table:table-cell>
          <table:table-cell table:number-columns-repeated="1018"/>
        </table:table-row>
        <table:table-row table:style-name="ro2">
          <table:table-cell office:value-type="float" office:value="68969" calcext:value-type="float">
            <text:p>68969</text:p>
          </table:table-cell>
          <table:table-cell office:value-type="float" office:value="0.0028941" calcext:value-type="float">
            <text:p>0,0028941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5" calcext:value-type="float">
            <text:p>0,83155</text:p>
          </table:table-cell>
          <table:table-cell office:value-type="float" office:value="0.0427" calcext:value-type="float">
            <text:p>0,0427</text:p>
          </table:table-cell>
          <table:table-cell office:value-type="float" office:value="-0.1098" calcext:value-type="float">
            <text:p>-0,1098</text:p>
          </table:table-cell>
          <table:table-cell table:number-columns-repeated="1018"/>
        </table:table-row>
        <table:table-row table:style-name="ro2">
          <table:table-cell office:value-type="float" office:value="68967" calcext:value-type="float">
            <text:p>68967</text:p>
          </table:table-cell>
          <table:table-cell office:value-type="float" office:value="0.0096937" calcext:value-type="float">
            <text:p>0,009693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83153" calcext:value-type="float">
            <text:p>0,83153</text:p>
          </table:table-cell>
          <table:table-cell office:value-type="float" office:value="0.04575" calcext:value-type="float">
            <text:p>0,04575</text:p>
          </table:table-cell>
          <table:table-cell office:value-type="float" office:value="-0.10675" calcext:value-type="float">
            <text:p>-0,10675</text:p>
          </table:table-cell>
          <table:table-cell table:number-columns-repeated="1018"/>
        </table:table-row>
        <table:table-row table:style-name="ro2">
          <table:table-cell office:value-type="float" office:value="68960" calcext:value-type="float">
            <text:p>68960</text:p>
          </table:table-cell>
          <table:table-cell office:value-type="float" office:value="0.031473" calcext:value-type="float">
            <text:p>0,031473</text:p>
          </table:table-cell>
          <table:table-cell office:value-type="float" office:value="288.88" calcext:value-type="float">
            <text:p>288,88</text:p>
          </table:table-cell>
          <table:table-cell office:value-type="float" office:value="0.83147" calcext:value-type="float">
            <text:p>0,83147</text:p>
          </table:table-cell>
          <table:table-cell office:value-type="float" office:value="0.0488" calcext:value-type="float">
            <text:p>0,0488</text:p>
          </table:table-cell>
          <table:table-cell office:value-type="float" office:value="-0.1037" calcext:value-type="float">
            <text:p>-0,1037</text:p>
          </table:table-cell>
          <table:table-cell table:number-columns-repeated="1018"/>
        </table:table-row>
        <table:table-row table:style-name="ro2">
          <table:table-cell office:value-type="float" office:value="68940" calcext:value-type="float">
            <text:p>68940</text:p>
          </table:table-cell>
          <table:table-cell office:value-type="float" office:value="0.098717" calcext:value-type="float">
            <text:p>0,098717</text:p>
          </table:table-cell>
          <table:table-cell office:value-type="float" office:value="288.85" calcext:value-type="float">
            <text:p>288,85</text:p>
          </table:table-cell>
          <table:table-cell office:value-type="float" office:value="0.8313" calcext:value-type="float">
            <text:p>0,8313</text:p>
          </table:table-cell>
          <table:table-cell office:value-type="float" office:value="0.05185" calcext:value-type="float">
            <text:p>0,05185</text:p>
          </table:table-cell>
          <table:table-cell office:value-type="float" office:value="-0.10065" calcext:value-type="float">
            <text:p>-0,10065</text:p>
          </table:table-cell>
          <table:table-cell table:number-columns-repeated="1018"/>
        </table:table-row>
        <table:table-row table:style-name="ro2">
          <table:table-cell office:value-type="float" office:value="68882" calcext:value-type="float">
            <text:p>68882</text:p>
          </table:table-cell>
          <table:table-cell office:value-type="float" office:value="0.29658" calcext:value-type="float">
            <text:p>0,29658</text:p>
          </table:table-cell>
          <table:table-cell office:value-type="float" office:value="288.78" calcext:value-type="float">
            <text:p>288,78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0549" calcext:value-type="float">
            <text:p>0,0549</text:p>
          </table:table-cell>
          <table:table-cell office:value-type="float" office:value="-0.0976" calcext:value-type="float">
            <text:p>-0,0976</text:p>
          </table:table-cell>
          <table:table-cell table:number-columns-repeated="1018"/>
        </table:table-row>
        <table:table-row table:style-name="ro2">
          <table:table-cell office:value-type="float" office:value="68730" calcext:value-type="float">
            <text:p>68730</text:p>
          </table:table-cell>
          <table:table-cell office:value-type="float" office:value="0.82786" calcext:value-type="float">
            <text:p>0,82786</text:p>
          </table:table-cell>
          <table:table-cell office:value-type="float" office:value="288.59" calcext:value-type="float">
            <text:p>288,59</text:p>
          </table:table-cell>
          <table:table-cell office:value-type="float" office:value="0.82952" calcext:value-type="float">
            <text:p>0,82952</text:p>
          </table:table-cell>
          <table:table-cell office:value-type="float" office:value="0.05795" calcext:value-type="float">
            <text:p>0,05795</text:p>
          </table:table-cell>
          <table:table-cell office:value-type="float" office:value="-0.09455" calcext:value-type="float">
            <text:p>-0,09455</text:p>
          </table:table-cell>
          <table:table-cell table:number-columns-repeated="1018"/>
        </table:table-row>
        <table:table-row table:style-name="ro2">
          <table:table-cell office:value-type="float" office:value="68400" calcext:value-type="float">
            <text:p>68400</text:p>
          </table:table-cell>
          <table:table-cell table:style-name="ce4" office:value-type="string" calcext:value-type="string">
            <text:p>01,02,2003</text:p>
          </table:table-cell>
          <table:table-cell office:value-type="float" office:value="288.19" calcext:value-type="float">
            <text:p>288,19</text:p>
          </table:table-cell>
          <table:table-cell office:value-type="float" office:value="0.8267" calcext:value-type="float">
            <text:p>0,8267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915" calcext:value-type="float">
            <text:p>-0,0915</text:p>
          </table:table-cell>
          <table:table-cell table:number-columns-repeated="1018"/>
        </table:table-row>
        <table:table-row table:style-name="ro2">
          <table:table-cell office:value-type="float" office:value="67824" calcext:value-type="float">
            <text:p>67824</text:p>
          </table:table-cell>
          <table:table-cell table:style-name="ce4" office:value-type="string" calcext:value-type="string">
            <text:p>01,04,631</text:p>
          </table:table-cell>
          <table:table-cell office:value-type="float" office:value="287.48" calcext:value-type="float">
            <text:p>287,48</text:p>
          </table:table-cell>
          <table:table-cell office:value-type="float" office:value="0.82173" calcext:value-type="float">
            <text:p>0,82173</text:p>
          </table:table-cell>
          <table:table-cell office:value-type="float" office:value="0.06405" calcext:value-type="float">
            <text:p>0,06405</text:p>
          </table:table-cell>
          <table:table-cell office:value-type="float" office:value="-0.08845" calcext:value-type="float">
            <text:p>-0,08845</text:p>
          </table:table-cell>
          <table:table-cell table:number-columns-repeated="3"/>
          <table:table-cell>
            <draw:frame table:end-cell-address="shocktube.S45" table:end-x="1.146cm" table:end-y="0.422cm" draw:z-index="1" draw:style-name="gr1" draw:text-style-name="P1" svg:width="16.088cm" svg:height="10.889cm" svg:x="0.425cm" svg:y="0.478cm">
              <draw:object draw:notify-on-update-of-ranges="shocktube.E2:shocktube.E102 shocktube.C1:shocktube.C1 shocktube.C2:shocktube.C102 shocktube.K2:shocktube.DF2 shocktube.J3:shocktube.J3 shocktube.K3:shocktube.DF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float" office:value="67029" calcext:value-type="float">
            <text:p>67029</text:p>
          </table:table-cell>
          <table:table-cell table:style-name="ce4" office:value-type="string" calcext:value-type="string">
            <text:p>01,06,9285</text:p>
          </table:table-cell>
          <table:table-cell office:value-type="float" office:value="286.52" calcext:value-type="float">
            <text:p>286,52</text:p>
          </table:table-cell>
          <table:table-cell office:value-type="float" office:value="0.81483" calcext:value-type="float">
            <text:p>0,81483</text:p>
          </table:table-cell>
          <table:table-cell office:value-type="float" office:value="0.0671" calcext:value-type="float">
            <text:p>0,0671</text:p>
          </table:table-cell>
          <table:table-cell office:value-type="float" office:value="-0.0854" calcext:value-type="float">
            <text:p>-0,0854</text:p>
          </table:table-cell>
          <table:table-cell table:number-columns-repeated="1018"/>
        </table:table-row>
        <table:table-row table:style-name="ro2">
          <table:table-cell office:value-type="float" office:value="66168" calcext:value-type="float">
            <text:p>66168</text:p>
          </table:table-cell>
          <table:table-cell table:style-name="ce4" office:value-type="string" calcext:value-type="string">
            <text:p>01,10,1964</text:p>
          </table:table-cell>
          <table:table-cell office:value-type="float" office:value="285.47" calcext:value-type="float">
            <text:p>285,47</text:p>
          </table:table-cell>
          <table:table-cell office:value-type="float" office:value="0.80732" calcext:value-type="float">
            <text:p>0,80732</text:p>
          </table:table-cell>
          <table:table-cell office:value-type="float" office:value="0.07015" calcext:value-type="float">
            <text:p>0,07015</text:p>
          </table:table-cell>
          <table:table-cell office:value-type="float" office:value="-0.08235" calcext:value-type="float">
            <text:p>-0,08235</text:p>
          </table:table-cell>
          <table:table-cell table:number-columns-repeated="1018"/>
        </table:table-row>
        <table:table-row table:style-name="ro2">
          <table:table-cell office:value-type="float" office:value="65402" calcext:value-type="float">
            <text:p>65402</text:p>
          </table:table-cell>
          <table:table-cell table:style-name="ce4" office:value-type="string" calcext:value-type="string">
            <text:p>01,12,878</text:p>
          </table:table-cell>
          <table:table-cell office:value-type="float" office:value="284.53" calcext:value-type="float">
            <text:p>284,53</text:p>
          </table:table-cell>
          <table:table-cell office:value-type="float" office:value="0.80062" calcext:value-type="float">
            <text:p>0,80062</text:p>
          </table:table-cell>
          <table:table-cell office:value-type="float" office:value="0.0732" calcext:value-type="float">
            <text:p>0,0732</text:p>
          </table:table-cell>
          <table:table-cell office:value-type="float" office:value="-0.0793" calcext:value-type="float">
            <text:p>-0,0793</text:p>
          </table:table-cell>
          <table:table-cell table:number-columns-repeated="1018"/>
        </table:table-row>
        <table:table-row table:style-name="ro2">
          <table:table-cell office:value-type="float" office:value="64806" calcext:value-type="float">
            <text:p>64806</text:p>
          </table:table-cell>
          <table:table-cell office:value-type="float" office:value="15.086" calcext:value-type="float">
            <text:p>15,086</text:p>
          </table:table-cell>
          <table:table-cell office:value-type="float" office:value="283.78" calcext:value-type="float">
            <text:p>283,78</text:p>
          </table:table-cell>
          <table:table-cell office:value-type="float" office:value="0.79541" calcext:value-type="float">
            <text:p>0,79541</text:p>
          </table:table-cell>
          <table:table-cell office:value-type="float" office:value="0.07625" calcext:value-type="float">
            <text:p>0,07625</text:p>
          </table:table-cell>
          <table:table-cell office:value-type="float" office:value="-0.07625" calcext:value-type="float">
            <text:p>-0,07625</text:p>
          </table:table-cell>
          <table:table-cell table:number-columns-repeated="1018"/>
        </table:table-row>
        <table:table-row table:style-name="ro2">
          <table:table-cell office:value-type="float" office:value="64384" calcext:value-type="float">
            <text:p>64384</text:p>
          </table:table-cell>
          <table:table-cell office:value-type="float" office:value="16.659" calcext:value-type="float">
            <text:p>16,659</text:p>
          </table:table-cell>
          <table:table-cell office:value-type="float" office:value="283.25" calcext:value-type="float">
            <text:p>283,25</text:p>
          </table:table-cell>
          <table:table-cell office:value-type="float" office:value="0.79171" calcext:value-type="float">
            <text:p>0,79171</text:p>
          </table:table-cell>
          <table:table-cell office:value-type="float" office:value="0.0793" calcext:value-type="float">
            <text:p>0,0793</text:p>
          </table:table-cell>
          <table:table-cell office:value-type="float" office:value="-0.0732" calcext:value-type="float">
            <text:p>-0,0732</text:p>
          </table:table-cell>
          <table:table-cell table:number-columns-repeated="1018"/>
        </table:table-row>
        <table:table-row table:style-name="ro2">
          <table:table-cell office:value-type="float" office:value="64108" calcext:value-type="float">
            <text:p>64108</text:p>
          </table:table-cell>
          <table:table-cell office:value-type="float" office:value="17.692" calcext:value-type="float">
            <text:p>17,692</text:p>
          </table:table-cell>
          <table:table-cell office:value-type="float" office:value="282.91" calcext:value-type="float">
            <text:p>282,91</text:p>
          </table:table-cell>
          <table:table-cell office:value-type="float" office:value="0.78929" calcext:value-type="float">
            <text:p>0,78929</text:p>
          </table:table-cell>
          <table:table-cell office:value-type="float" office:value="0.08235" calcext:value-type="float">
            <text:p>0,08235</text:p>
          </table:table-cell>
          <table:table-cell office:value-type="float" office:value="-0.07015" calcext:value-type="float">
            <text:p>-0,07015</text:p>
          </table:table-cell>
          <table:table-cell table:number-columns-repeated="1018"/>
        </table:table-row>
        <table:table-row table:style-name="ro2">
          <table:table-cell office:value-type="float" office:value="63941" calcext:value-type="float">
            <text:p>63941</text:p>
          </table:table-cell>
          <table:table-cell office:value-type="float" office:value="18.323" calcext:value-type="float">
            <text:p>18,323</text:p>
          </table:table-cell>
          <table:table-cell office:value-type="float" office:value="282.7" calcext:value-type="float">
            <text:p>282,7</text:p>
          </table:table-cell>
          <table:table-cell office:value-type="float" office:value="0.78781" calcext:value-type="float">
            <text:p>0,78781</text:p>
          </table:table-cell>
          <table:table-cell office:value-type="float" office:value="0.0854" calcext:value-type="float">
            <text:p>0,0854</text:p>
          </table:table-cell>
          <table:table-cell office:value-type="float" office:value="-0.0671" calcext:value-type="float">
            <text:p>-0,0671</text:p>
          </table:table-cell>
          <table:table-cell table:number-columns-repeated="1018"/>
        </table:table-row>
        <table:table-row table:style-name="ro2">
          <table:table-cell office:value-type="float" office:value="63845" calcext:value-type="float">
            <text:p>63845</text:p>
          </table:table-cell>
          <table:table-cell office:value-type="float" office:value="18.684" calcext:value-type="float">
            <text:p>18,684</text:p>
          </table:table-cell>
          <table:table-cell office:value-type="float" office:value="282.58" calcext:value-type="float">
            <text:p>282,58</text:p>
          </table:table-cell>
          <table:table-cell office:value-type="float" office:value="0.78696" calcext:value-type="float">
            <text:p>0,78696</text:p>
          </table:table-cell>
          <table:table-cell office:value-type="float" office:value="0.08845" calcext:value-type="float">
            <text:p>0,08845</text:p>
          </table:table-cell>
          <table:table-cell office:value-type="float" office:value="-0.06405" calcext:value-type="float">
            <text:p>-0,06405</text:p>
          </table:table-cell>
          <table:table-cell table:number-columns-repeated="1018"/>
        </table:table-row>
        <table:table-row table:style-name="ro2">
          <table:table-cell office:value-type="float" office:value="63794" calcext:value-type="float">
            <text:p>63794</text:p>
          </table:table-cell>
          <table:table-cell office:value-type="float" office:value="18.874" calcext:value-type="float">
            <text:p>18,874</text:p>
          </table:table-cell>
          <table:table-cell office:value-type="float" office:value="282.52" calcext:value-type="float">
            <text:p>282,52</text:p>
          </table:table-cell>
          <table:table-cell office:value-type="float" office:value="0.7865" calcext:value-type="float">
            <text:p>0,7865</text:p>
          </table:table-cell>
          <table:table-cell office:value-type="float" office:value="0.0915" calcext:value-type="float">
            <text:p>0,0915</text:p>
          </table:table-cell>
          <table:table-cell office:value-type="float" office:value="-0.061" calcext:value-type="float">
            <text:p>-0,061</text:p>
          </table:table-cell>
          <table:table-cell table:number-columns-repeated="1018"/>
        </table:table-row>
        <table:table-row table:style-name="ro2">
          <table:table-cell office:value-type="float" office:value="63769" calcext:value-type="float">
            <text:p>63769</text:p>
          </table:table-cell>
          <table:table-cell office:value-type="float" office:value="18.974" calcext:value-type="float">
            <text:p>18,974</text:p>
          </table:table-cell>
          <table:table-cell office:value-type="float" office:value="282.48" calcext:value-type="float">
            <text:p>282,48</text:p>
          </table:table-cell>
          <table:table-cell office:value-type="float" office:value="0.78628" calcext:value-type="float">
            <text:p>0,78628</text:p>
          </table:table-cell>
          <table:table-cell office:value-type="float" office:value="0.09455" calcext:value-type="float">
            <text:p>0,09455</text:p>
          </table:table-cell>
          <table:table-cell office:value-type="float" office:value="-0.05795" calcext:value-type="float">
            <text:p>-0,05795</text:p>
          </table:table-cell>
          <table:table-cell table:number-columns-repeated="1018"/>
        </table:table-row>
        <table:table-row table:style-name="ro2">
          <table:table-cell office:value-type="float" office:value="63757" calcext:value-type="float">
            <text:p>63757</text:p>
          </table:table-cell>
          <table:table-cell office:value-type="float" office:value="19.023" calcext:value-type="float">
            <text:p>19,023</text:p>
          </table:table-cell>
          <table:table-cell office:value-type="float" office:value="282.47" calcext:value-type="float">
            <text:p>282,47</text:p>
          </table:table-cell>
          <table:table-cell office:value-type="float" office:value="0.78619" calcext:value-type="float">
            <text:p>0,78619</text:p>
          </table:table-cell>
          <table:table-cell office:value-type="float" office:value="0.0976" calcext:value-type="float">
            <text:p>0,0976</text:p>
          </table:table-cell>
          <table:table-cell office:value-type="float" office:value="-0.0549" calcext:value-type="float">
            <text:p>-0,0549</text:p>
          </table:table-cell>
          <table:table-cell table:number-columns-repeated="1018"/>
        </table:table-row>
        <table:table-row table:style-name="ro2">
          <table:table-cell office:value-type="float" office:value="63750" calcext:value-type="float">
            <text:p>63750</text:p>
          </table:table-cell>
          <table:table-cell office:value-type="float" office:value="19.038" calcext:value-type="float">
            <text:p>19,038</text:p>
          </table:table-cell>
          <table:table-cell office:value-type="float" office:value="282.45" calcext:value-type="float">
            <text:p>282,45</text:p>
          </table:table-cell>
          <table:table-cell office:value-type="float" office:value="0.78613" calcext:value-type="float">
            <text:p>0,78613</text:p>
          </table:table-cell>
          <table:table-cell office:value-type="float" office:value="0.10065" calcext:value-type="float">
            <text:p>0,10065</text:p>
          </table:table-cell>
          <table:table-cell office:value-type="float" office:value="-0.05185" calcext:value-type="float">
            <text:p>-0,05185</text:p>
          </table:table-cell>
          <table:table-cell table:number-columns-repeated="1018"/>
        </table:table-row>
        <table:table-row table:style-name="ro2">
          <table:table-cell office:value-type="float" office:value="63747" calcext:value-type="float">
            <text:p>63747</text:p>
          </table:table-cell>
          <table:table-cell office:value-type="float" office:value="19.049" calcext:value-type="float">
            <text:p>19,049</text:p>
          </table:table-cell>
          <table:table-cell office:value-type="float" office:value="282.45" calcext:value-type="float">
            <text:p>282,45</text:p>
          </table:table-cell>
          <table:table-cell office:value-type="float" office:value="0.78612" calcext:value-type="float">
            <text:p>0,78612</text:p>
          </table:table-cell>
          <table:table-cell office:value-type="float" office:value="0.1037" calcext:value-type="float">
            <text:p>0,1037</text:p>
          </table:table-cell>
          <table:table-cell office:value-type="float" office:value="-0.0488" calcext:value-type="float">
            <text:p>-0,0488</text:p>
          </table:table-cell>
          <table:table-cell table:number-columns-repeated="1018"/>
        </table:table-row>
        <table:table-row table:style-name="ro2">
          <table:table-cell office:value-type="float" office:value="63747" calcext:value-type="float">
            <text:p>63747</text:p>
          </table:table-cell>
          <table:table-cell office:value-type="float" office:value="19.059" calcext:value-type="float">
            <text:p>19,059</text:p>
          </table:table-cell>
          <table:table-cell office:value-type="float" office:value="282.45" calcext:value-type="float">
            <text:p>282,45</text:p>
          </table:table-cell>
          <table:table-cell office:value-type="float" office:value="0.78611" calcext:value-type="float">
            <text:p>0,78611</text:p>
          </table:table-cell>
          <table:table-cell office:value-type="float" office:value="0.10675" calcext:value-type="float">
            <text:p>0,10675</text:p>
          </table:table-cell>
          <table:table-cell office:value-type="float" office:value="-0.04575" calcext:value-type="float">
            <text:p>-0,04575</text:p>
          </table:table-cell>
          <table:table-cell table:number-columns-repeated="1018"/>
        </table:table-row>
        <table:table-row table:style-name="ro2">
          <table:table-cell office:value-type="float" office:value="63747" calcext:value-type="float">
            <text:p>63747</text:p>
          </table:table-cell>
          <table:table-cell office:value-type="float" office:value="19.061" calcext:value-type="float">
            <text:p>19,061</text:p>
          </table:table-cell>
          <table:table-cell office:value-type="float" office:value="282.45" calcext:value-type="float">
            <text:p>282,45</text:p>
          </table:table-cell>
          <table:table-cell office:value-type="float" office:value="0.7861" calcext:value-type="float">
            <text:p>0,7861</text:p>
          </table:table-cell>
          <table:table-cell office:value-type="float" office:value="0.1098" calcext:value-type="float">
            <text:p>0,1098</text:p>
          </table:table-cell>
          <table:table-cell office:value-type="float" office:value="-0.0427" calcext:value-type="float">
            <text:p>-0,0427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46" calcext:value-type="float">
            <text:p>282,46</text:p>
          </table:table-cell>
          <table:table-cell office:value-type="float" office:value="0.78608" calcext:value-type="float">
            <text:p>0,78608</text:p>
          </table:table-cell>
          <table:table-cell office:value-type="float" office:value="0.11285" calcext:value-type="float">
            <text:p>0,11285</text:p>
          </table:table-cell>
          <table:table-cell office:value-type="float" office:value="-0.03965" calcext:value-type="float">
            <text:p>-0,0396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7" calcext:value-type="float">
            <text:p>19,057</text:p>
          </table:table-cell>
          <table:table-cell office:value-type="float" office:value="282.46" calcext:value-type="float">
            <text:p>282,46</text:p>
          </table:table-cell>
          <table:table-cell office:value-type="float" office:value="0.78607" calcext:value-type="float">
            <text:p>0,78607</text:p>
          </table:table-cell>
          <table:table-cell office:value-type="float" office:value="0.1159" calcext:value-type="float">
            <text:p>0,1159</text:p>
          </table:table-cell>
          <table:table-cell office:value-type="float" office:value="-0.0366" calcext:value-type="float">
            <text:p>-0,0366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46" calcext:value-type="float">
            <text:p>282,46</text:p>
          </table:table-cell>
          <table:table-cell office:value-type="float" office:value="0.78607" calcext:value-type="float">
            <text:p>0,78607</text:p>
          </table:table-cell>
          <table:table-cell office:value-type="float" office:value="0.11895" calcext:value-type="float">
            <text:p>0,11895</text:p>
          </table:table-cell>
          <table:table-cell office:value-type="float" office:value="-0.03355" calcext:value-type="float">
            <text:p>-0,0335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9" calcext:value-type="float">
            <text:p>19,059</text:p>
          </table:table-cell>
          <table:table-cell office:value-type="float" office:value="282.46" calcext:value-type="float">
            <text:p>282,46</text:p>
          </table:table-cell>
          <table:table-cell office:value-type="float" office:value="0.78608" calcext:value-type="float">
            <text:p>0,78608</text:p>
          </table:table-cell>
          <table:table-cell office:value-type="float" office:value="0.122" calcext:value-type="float">
            <text:p>0,122</text:p>
          </table:table-cell>
          <table:table-cell office:value-type="float" office:value="-0.0305" calcext:value-type="float">
            <text:p>-0,030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9" calcext:value-type="float">
            <text:p>19,059</text:p>
          </table:table-cell>
          <table:table-cell office:value-type="float" office:value="282.44" calcext:value-type="float">
            <text:p>282,44</text:p>
          </table:table-cell>
          <table:table-cell office:value-type="float" office:value="0.78612" calcext:value-type="float">
            <text:p>0,78612</text:p>
          </table:table-cell>
          <table:table-cell office:value-type="float" office:value="0.12505" calcext:value-type="float">
            <text:p>0,12505</text:p>
          </table:table-cell>
          <table:table-cell office:value-type="float" office:value="-0.02745" calcext:value-type="float">
            <text:p>-0,0274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42" calcext:value-type="float">
            <text:p>282,42</text:p>
          </table:table-cell>
          <table:table-cell office:value-type="float" office:value="0.78617" calcext:value-type="float">
            <text:p>0,78617</text:p>
          </table:table-cell>
          <table:table-cell office:value-type="float" office:value="0.1281" calcext:value-type="float">
            <text:p>0,1281</text:p>
          </table:table-cell>
          <table:table-cell office:value-type="float" office:value="-0.0244" calcext:value-type="float">
            <text:p>-0,0244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7" calcext:value-type="float">
            <text:p>19,057</text:p>
          </table:table-cell>
          <table:table-cell office:value-type="float" office:value="282.41" calcext:value-type="float">
            <text:p>282,41</text:p>
          </table:table-cell>
          <table:table-cell office:value-type="float" office:value="0.7862" calcext:value-type="float">
            <text:p>0,7862</text:p>
          </table:table-cell>
          <table:table-cell office:value-type="float" office:value="0.13115" calcext:value-type="float">
            <text:p>0,13115</text:p>
          </table:table-cell>
          <table:table-cell office:value-type="float" office:value="-0.02135" calcext:value-type="float">
            <text:p>-0,0213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7" calcext:value-type="float">
            <text:p>19,057</text:p>
          </table:table-cell>
          <table:table-cell office:value-type="float" office:value="282.41" calcext:value-type="float">
            <text:p>282,41</text:p>
          </table:table-cell>
          <table:table-cell office:value-type="float" office:value="0.7862" calcext:value-type="float">
            <text:p>0,7862</text:p>
          </table:table-cell>
          <table:table-cell office:value-type="float" office:value="0.1342" calcext:value-type="float">
            <text:p>0,1342</text:p>
          </table:table-cell>
          <table:table-cell office:value-type="float" office:value="-0.0183" calcext:value-type="float">
            <text:p>-0,0183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43" calcext:value-type="float">
            <text:p>282,43</text:p>
          </table:table-cell>
          <table:table-cell office:value-type="float" office:value="0.78614" calcext:value-type="float">
            <text:p>0,78614</text:p>
          </table:table-cell>
          <table:table-cell office:value-type="float" office:value="0.13725" calcext:value-type="float">
            <text:p>0,13725</text:p>
          </table:table-cell>
          <table:table-cell office:value-type="float" office:value="-0.01525" calcext:value-type="float">
            <text:p>-0,01525</text:p>
          </table:table-cell>
          <table:table-cell table:number-columns-repeated="3"/>
          <table:table-cell>
            <draw:frame table:end-cell-address="shocktube.S66" table:end-x="1.042cm" table:end-y="0.458cm" draw:z-index="2" draw:style-name="gr1" draw:text-style-name="P1" svg:width="16.024cm" svg:height="9.717cm" svg:x="0.385cm" svg:y="0.199cm">
              <draw:object draw:notify-on-update-of-ranges="shocktube.E2:shocktube.E102 shocktube.B1:shocktube.B1 shocktube.B2:shocktube.B102 shocktube.K2:shocktube.DF2 shocktube.J4:shocktube.J4 shocktube.K4:shocktube.DF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5" calcext:value-type="float">
            <text:p>282,5</text:p>
          </table:table-cell>
          <table:table-cell office:value-type="float" office:value="0.78595" calcext:value-type="float">
            <text:p>0,78595</text:p>
          </table:table-cell>
          <table:table-cell office:value-type="float" office:value="0.1403" calcext:value-type="float">
            <text:p>0,1403</text:p>
          </table:table-cell>
          <table:table-cell office:value-type="float" office:value="-0.0122" calcext:value-type="float">
            <text:p>-0,0122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2.68" calcext:value-type="float">
            <text:p>282,68</text:p>
          </table:table-cell>
          <table:table-cell office:value-type="float" office:value="0.78545" calcext:value-type="float">
            <text:p>0,78545</text:p>
          </table:table-cell>
          <table:table-cell office:value-type="float" office:value="0.14335" calcext:value-type="float">
            <text:p>0,14335</text:p>
          </table:table-cell>
          <table:table-cell office:value-type="float" office:value="-0.00915" calcext:value-type="float">
            <text:p>-0,0091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3.08" calcext:value-type="float">
            <text:p>283,08</text:p>
          </table:table-cell>
          <table:table-cell office:value-type="float" office:value="0.78434" calcext:value-type="float">
            <text:p>0,78434</text:p>
          </table:table-cell>
          <table:table-cell office:value-type="float" office:value="0.1464" calcext:value-type="float">
            <text:p>0,1464</text:p>
          </table:table-cell>
          <table:table-cell office:value-type="float" office:value="-0.0061" calcext:value-type="float">
            <text:p>-0,0061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3.89" calcext:value-type="float">
            <text:p>283,89</text:p>
          </table:table-cell>
          <table:table-cell office:value-type="float" office:value="0.78212" calcext:value-type="float">
            <text:p>0,78212</text:p>
          </table:table-cell>
          <table:table-cell office:value-type="float" office:value="0.14945" calcext:value-type="float">
            <text:p>0,14945</text:p>
          </table:table-cell>
          <table:table-cell office:value-type="float" office:value="-0.00305" calcext:value-type="float">
            <text:p>-0,0030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5.32" calcext:value-type="float">
            <text:p>285,32</text:p>
          </table:table-cell>
          <table:table-cell office:value-type="float" office:value="0.7782" calcext:value-type="float">
            <text:p>0,7782</text:p>
          </table:table-cell>
          <table:table-cell office:value-type="float" office:value="0.1525" calcext:value-type="float">
            <text:p>0,15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8" calcext:value-type="float">
            <text:p>19,058</text:p>
          </table:table-cell>
          <table:table-cell office:value-type="float" office:value="287.45" calcext:value-type="float">
            <text:p>287,45</text:p>
          </table:table-cell>
          <table:table-cell office:value-type="float" office:value="0.77242" calcext:value-type="float">
            <text:p>0,77242</text:p>
          </table:table-cell>
          <table:table-cell office:value-type="float" office:value="0.15555" calcext:value-type="float">
            <text:p>0,15555</text:p>
          </table:table-cell>
          <table:table-cell office:value-type="float" office:value="0.00305" calcext:value-type="float">
            <text:p>0,00305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7" calcext:value-type="float">
            <text:p>19,057</text:p>
          </table:table-cell>
          <table:table-cell office:value-type="float" office:value="289.97" calcext:value-type="float">
            <text:p>289,97</text:p>
          </table:table-cell>
          <table:table-cell office:value-type="float" office:value="0.76571" calcext:value-type="float">
            <text:p>0,76571</text:p>
          </table:table-cell>
          <table:table-cell office:value-type="float" office:value="0.1586" calcext:value-type="float">
            <text:p>0,1586</text:p>
          </table:table-cell>
          <table:table-cell office:value-type="float" office:value="0.0061" calcext:value-type="float">
            <text:p>0,0061</text:p>
          </table:table-cell>
          <table:table-cell table:number-columns-repeated="1018"/>
        </table:table-row>
        <table:table-row table:style-name="ro2">
          <table:table-cell office:value-type="float" office:value="63746" calcext:value-type="float">
            <text:p>63746</text:p>
          </table:table-cell>
          <table:table-cell office:value-type="float" office:value="19.057" calcext:value-type="float">
            <text:p>19,057</text:p>
          </table:table-cell>
          <table:table-cell office:value-type="float" office:value="292.24" calcext:value-type="float">
            <text:p>292,24</text:p>
          </table:table-cell>
          <table:table-cell office:value-type="float" office:value="0.75977" calcext:value-type="float">
            <text:p>0,75977</text:p>
          </table:table-cell>
          <table:table-cell office:value-type="float" office:value="0.16165" calcext:value-type="float">
            <text:p>0,16165</text:p>
          </table:table-cell>
          <table:table-cell office:value-type="float" office:value="0.00915" calcext:value-type="float">
            <text:p>0,0091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3.82" calcext:value-type="float">
            <text:p>293,82</text:p>
          </table:table-cell>
          <table:table-cell office:value-type="float" office:value="0.75568" calcext:value-type="float">
            <text:p>0,75568</text:p>
          </table:table-cell>
          <table:table-cell office:value-type="float" office:value="0.1647" calcext:value-type="float">
            <text:p>0,1647</text:p>
          </table:table-cell>
          <table:table-cell office:value-type="float" office:value="0.0122" calcext:value-type="float">
            <text:p>0,0122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4.71" calcext:value-type="float">
            <text:p>294,71</text:p>
          </table:table-cell>
          <table:table-cell office:value-type="float" office:value="0.75338" calcext:value-type="float">
            <text:p>0,75338</text:p>
          </table:table-cell>
          <table:table-cell office:value-type="float" office:value="0.16775" calcext:value-type="float">
            <text:p>0,16775</text:p>
          </table:table-cell>
          <table:table-cell office:value-type="float" office:value="0.01525" calcext:value-type="float">
            <text:p>0,0152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7" calcext:value-type="float">
            <text:p>19,057</text:p>
          </table:table-cell>
          <table:table-cell office:value-type="float" office:value="295.16" calcext:value-type="float">
            <text:p>295,16</text:p>
          </table:table-cell>
          <table:table-cell office:value-type="float" office:value="0.75224" calcext:value-type="float">
            <text:p>0,75224</text:p>
          </table:table-cell>
          <table:table-cell office:value-type="float" office:value="0.1708" calcext:value-type="float">
            <text:p>0,1708</text:p>
          </table:table-cell>
          <table:table-cell office:value-type="float" office:value="0.0183" calcext:value-type="float">
            <text:p>0,0183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7" calcext:value-type="float">
            <text:p>19,057</text:p>
          </table:table-cell>
          <table:table-cell office:value-type="float" office:value="295.35" calcext:value-type="float">
            <text:p>295,35</text:p>
          </table:table-cell>
          <table:table-cell office:value-type="float" office:value="0.75174" calcext:value-type="float">
            <text:p>0,75174</text:p>
          </table:table-cell>
          <table:table-cell office:value-type="float" office:value="0.17385" calcext:value-type="float">
            <text:p>0,17385</text:p>
          </table:table-cell>
          <table:table-cell office:value-type="float" office:value="0.02135" calcext:value-type="float">
            <text:p>0,0213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5.43" calcext:value-type="float">
            <text:p>295,43</text:p>
          </table:table-cell>
          <table:table-cell office:value-type="float" office:value="0.75154" calcext:value-type="float">
            <text:p>0,75154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0244" calcext:value-type="float">
            <text:p>0,0244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5.45" calcext:value-type="float">
            <text:p>295,45</text:p>
          </table:table-cell>
          <table:table-cell office:value-type="float" office:value="0.75148" calcext:value-type="float">
            <text:p>0,75148</text:p>
          </table:table-cell>
          <table:table-cell office:value-type="float" office:value="0.17995" calcext:value-type="float">
            <text:p>0,17995</text:p>
          </table:table-cell>
          <table:table-cell office:value-type="float" office:value="0.02745" calcext:value-type="float">
            <text:p>0,0274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5.46" calcext:value-type="float">
            <text:p>295,46</text:p>
          </table:table-cell>
          <table:table-cell office:value-type="float" office:value="0.75148" calcext:value-type="float">
            <text:p>0,75148</text:p>
          </table:table-cell>
          <table:table-cell office:value-type="float" office:value="0.183" calcext:value-type="float">
            <text:p>0,183</text:p>
          </table:table-cell>
          <table:table-cell office:value-type="float" office:value="0.0305" calcext:value-type="float">
            <text:p>0,030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5" calcext:value-type="float">
            <text:p>19,055</text:p>
          </table:table-cell>
          <table:table-cell office:value-type="float" office:value="295.45" calcext:value-type="float">
            <text:p>295,45</text:p>
          </table:table-cell>
          <table:table-cell office:value-type="float" office:value="0.7515" calcext:value-type="float">
            <text:p>0,7515</text:p>
          </table:table-cell>
          <table:table-cell office:value-type="float" office:value="0.18605" calcext:value-type="float">
            <text:p>0,18605</text:p>
          </table:table-cell>
          <table:table-cell office:value-type="float" office:value="0.03355" calcext:value-type="float">
            <text:p>0,0335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5" calcext:value-type="float">
            <text:p>19,055</text:p>
          </table:table-cell>
          <table:table-cell office:value-type="float" office:value="295.43" calcext:value-type="float">
            <text:p>295,43</text:p>
          </table:table-cell>
          <table:table-cell office:value-type="float" office:value="0.75155" calcext:value-type="float">
            <text:p>0,75155</text:p>
          </table:table-cell>
          <table:table-cell office:value-type="float" office:value="0.1891" calcext:value-type="float">
            <text:p>0,1891</text:p>
          </table:table-cell>
          <table:table-cell office:value-type="float" office:value="0.0366" calcext:value-type="float">
            <text:p>0,0366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6" calcext:value-type="float">
            <text:p>19,056</text:p>
          </table:table-cell>
          <table:table-cell office:value-type="float" office:value="295.41" calcext:value-type="float">
            <text:p>295,41</text:p>
          </table:table-cell>
          <table:table-cell office:value-type="float" office:value="0.75159" calcext:value-type="float">
            <text:p>0,75159</text:p>
          </table:table-cell>
          <table:table-cell office:value-type="float" office:value="0.19215" calcext:value-type="float">
            <text:p>0,19215</text:p>
          </table:table-cell>
          <table:table-cell office:value-type="float" office:value="0.03965" calcext:value-type="float">
            <text:p>0,03965</text:p>
          </table:table-cell>
          <table:table-cell table:number-columns-repeated="1018"/>
        </table:table-row>
        <table:table-row table:style-name="ro2">
          <table:table-cell office:value-type="float" office:value="63744" calcext:value-type="float">
            <text:p>63744</text:p>
          </table:table-cell>
          <table:table-cell office:value-type="float" office:value="19.055" calcext:value-type="float">
            <text:p>19,055</text:p>
          </table:table-cell>
          <table:table-cell office:value-type="float" office:value="295.4" calcext:value-type="float">
            <text:p>295,4</text:p>
          </table:table-cell>
          <table:table-cell office:value-type="float" office:value="0.75161" calcext:value-type="float">
            <text:p>0,75161</text:p>
          </table:table-cell>
          <table:table-cell office:value-type="float" office:value="0.1952" calcext:value-type="float">
            <text:p>0,1952</text:p>
          </table:table-cell>
          <table:table-cell office:value-type="float" office:value="0.0427" calcext:value-type="float">
            <text:p>0,0427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4" calcext:value-type="float">
            <text:p>19,054</text:p>
          </table:table-cell>
          <table:table-cell office:value-type="float" office:value="295.4" calcext:value-type="float">
            <text:p>295,4</text:p>
          </table:table-cell>
          <table:table-cell office:value-type="float" office:value="0.75161" calcext:value-type="float">
            <text:p>0,75161</text:p>
          </table:table-cell>
          <table:table-cell office:value-type="float" office:value="0.19825" calcext:value-type="float">
            <text:p>0,19825</text:p>
          </table:table-cell>
          <table:table-cell office:value-type="float" office:value="0.04575" calcext:value-type="float">
            <text:p>0,04575</text:p>
          </table:table-cell>
          <table:table-cell table:number-columns-repeated="1018"/>
        </table:table-row>
        <table:table-row table:style-name="ro2">
          <table:table-cell office:value-type="float" office:value="63745" calcext:value-type="float">
            <text:p>63745</text:p>
          </table:table-cell>
          <table:table-cell office:value-type="float" office:value="19.052" calcext:value-type="float">
            <text:p>19,052</text:p>
          </table:table-cell>
          <table:table-cell office:value-type="float" office:value="295.4" calcext:value-type="float">
            <text:p>295,4</text:p>
          </table:table-cell>
          <table:table-cell office:value-type="float" office:value="0.75161" calcext:value-type="float">
            <text:p>0,75161</text:p>
          </table:table-cell>
          <table:table-cell office:value-type="float" office:value="0.2013" calcext:value-type="float">
            <text:p>0,2013</text:p>
          </table:table-cell>
          <table:table-cell office:value-type="float" office:value="0.0488" calcext:value-type="float">
            <text:p>0,0488</text:p>
          </table:table-cell>
          <table:table-cell table:number-columns-repeated="3"/>
          <table:table-cell>
            <draw:frame table:end-cell-address="shocktube.S88" table:end-x="0.73cm" table:end-y="0.263cm" draw:z-index="0" draw:style-name="gr1" draw:text-style-name="P1" svg:width="15.664cm" svg:height="9.801cm" svg:x="0.433cm" svg:y="0.415cm">
              <draw:object draw:notify-on-update-of-ranges="shocktube.Q4:shocktube.Q4 shocktube.E2:shocktube.E102 shocktube.A1:shocktube.A1 shocktube.A2:shocktube.A102 shocktube.K2:shocktube.DF2 shocktube.J1:shocktube.J1 shocktube.K1:shocktube.DF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float" office:value="63744" calcext:value-type="float">
            <text:p>63744</text:p>
          </table:table-cell>
          <table:table-cell office:value-type="float" office:value="19.052" calcext:value-type="float">
            <text:p>19,052</text:p>
          </table:table-cell>
          <table:table-cell office:value-type="float" office:value="295.41" calcext:value-type="float">
            <text:p>295,41</text:p>
          </table:table-cell>
          <table:table-cell office:value-type="float" office:value="0.75159" calcext:value-type="float">
            <text:p>0,75159</text:p>
          </table:table-cell>
          <table:table-cell office:value-type="float" office:value="0.20435" calcext:value-type="float">
            <text:p>0,20435</text:p>
          </table:table-cell>
          <table:table-cell office:value-type="float" office:value="0.05185" calcext:value-type="float">
            <text:p>0,05185</text:p>
          </table:table-cell>
          <table:table-cell table:number-columns-repeated="1018"/>
        </table:table-row>
        <table:table-row table:style-name="ro2">
          <table:table-cell office:value-type="float" office:value="63743" calcext:value-type="float">
            <text:p>63743</text:p>
          </table:table-cell>
          <table:table-cell office:value-type="float" office:value="19.051" calcext:value-type="float">
            <text:p>19,051</text:p>
          </table:table-cell>
          <table:table-cell office:value-type="float" office:value="295.41" calcext:value-type="float">
            <text:p>295,41</text:p>
          </table:table-cell>
          <table:table-cell office:value-type="float" office:value="0.75157" calcext:value-type="float">
            <text:p>0,75157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0549" calcext:value-type="float">
            <text:p>0,0549</text:p>
          </table:table-cell>
          <table:table-cell table:number-columns-repeated="1018"/>
        </table:table-row>
        <table:table-row table:style-name="ro2">
          <table:table-cell office:value-type="float" office:value="63742" calcext:value-type="float">
            <text:p>63742</text:p>
          </table:table-cell>
          <table:table-cell office:value-type="float" office:value="19.044" calcext:value-type="float">
            <text:p>19,044</text:p>
          </table:table-cell>
          <table:table-cell office:value-type="float" office:value="295.41" calcext:value-type="float">
            <text:p>295,41</text:p>
          </table:table-cell>
          <table:table-cell office:value-type="float" office:value="0.75156" calcext:value-type="float">
            <text:p>0,75156</text:p>
          </table:table-cell>
          <table:table-cell office:value-type="float" office:value="0.21045" calcext:value-type="float">
            <text:p>0,21045</text:p>
          </table:table-cell>
          <table:table-cell office:value-type="float" office:value="0.05795" calcext:value-type="float">
            <text:p>0,05795</text:p>
          </table:table-cell>
          <table:table-cell table:number-columns-repeated="1018"/>
        </table:table-row>
        <table:table-row table:style-name="ro2">
          <table:table-cell office:value-type="float" office:value="63740" calcext:value-type="float">
            <text:p>63740</text:p>
          </table:table-cell>
          <table:table-cell office:value-type="float" office:value="19.034" calcext:value-type="float">
            <text:p>19,034</text:p>
          </table:table-cell>
          <table:table-cell office:value-type="float" office:value="295.41" calcext:value-type="float">
            <text:p>295,41</text:p>
          </table:table-cell>
          <table:table-cell office:value-type="float" office:value="0.75154" calcext:value-type="float">
            <text:p>0,75154</text:p>
          </table:table-cell>
          <table:table-cell office:value-type="float" office:value="0.2135" calcext:value-type="float">
            <text:p>0,2135</text:p>
          </table:table-cell>
          <table:table-cell office:value-type="float" office:value="0.061" calcext:value-type="float">
            <text:p>0,061</text:p>
          </table:table-cell>
          <table:table-cell table:number-columns-repeated="1018"/>
        </table:table-row>
        <table:table-row table:style-name="ro2">
          <table:table-cell office:value-type="float" office:value="63734" calcext:value-type="float">
            <text:p>63734</text:p>
          </table:table-cell>
          <table:table-cell office:value-type="float" office:value="19.014" calcext:value-type="float">
            <text:p>19,014</text:p>
          </table:table-cell>
          <table:table-cell office:value-type="float" office:value="295.4" calcext:value-type="float">
            <text:p>295,4</text:p>
          </table:table-cell>
          <table:table-cell office:value-type="float" office:value="0.7515" calcext:value-type="float">
            <text:p>0,7515</text:p>
          </table:table-cell>
          <table:table-cell office:value-type="float" office:value="0.21655" calcext:value-type="float">
            <text:p>0,21655</text:p>
          </table:table-cell>
          <table:table-cell office:value-type="float" office:value="0.06405" calcext:value-type="float">
            <text:p>0,06405</text:p>
          </table:table-cell>
          <table:table-cell table:number-columns-repeated="1018"/>
        </table:table-row>
        <table:table-row table:style-name="ro2">
          <table:table-cell office:value-type="float" office:value="63722" calcext:value-type="float">
            <text:p>63722</text:p>
          </table:table-cell>
          <table:table-cell office:value-type="float" office:value="18.968" calcext:value-type="float">
            <text:p>18,968</text:p>
          </table:table-cell>
          <table:table-cell office:value-type="float" office:value="295.38" calcext:value-type="float">
            <text:p>295,38</text:p>
          </table:table-cell>
          <table:table-cell office:value-type="float" office:value="0.75142" calcext:value-type="float">
            <text:p>0,75142</text:p>
          </table:table-cell>
          <table:table-cell office:value-type="float" office:value="0.2196" calcext:value-type="float">
            <text:p>0,2196</text:p>
          </table:table-cell>
          <table:table-cell office:value-type="float" office:value="0.0671" calcext:value-type="float">
            <text:p>0,0671</text:p>
          </table:table-cell>
          <table:table-cell table:number-columns-repeated="1018"/>
        </table:table-row>
        <table:table-row table:style-name="ro2">
          <table:table-cell office:value-type="float" office:value="63697" calcext:value-type="float">
            <text:p>63697</text:p>
          </table:table-cell>
          <table:table-cell office:value-type="float" office:value="18.869" calcext:value-type="float">
            <text:p>18,869</text:p>
          </table:table-cell>
          <table:table-cell office:value-type="float" office:value="295.34" calcext:value-type="float">
            <text:p>295,34</text:p>
          </table:table-cell>
          <table:table-cell office:value-type="float" office:value="0.75121" calcext:value-type="float">
            <text:p>0,75121</text:p>
          </table:table-cell>
          <table:table-cell office:value-type="float" office:value="0.22265" calcext:value-type="float">
            <text:p>0,22265</text:p>
          </table:table-cell>
          <table:table-cell office:value-type="float" office:value="0.07015" calcext:value-type="float">
            <text:p>0,07015</text:p>
          </table:table-cell>
          <table:table-cell table:number-columns-repeated="1018"/>
        </table:table-row>
        <table:table-row table:style-name="ro2">
          <table:table-cell office:value-type="float" office:value="63643" calcext:value-type="float">
            <text:p>63643</text:p>
          </table:table-cell>
          <table:table-cell office:value-type="float" office:value="18.661" calcext:value-type="float">
            <text:p>18,661</text:p>
          </table:table-cell>
          <table:table-cell office:value-type="float" office:value="295.27" calcext:value-type="float">
            <text:p>295,27</text:p>
          </table:table-cell>
          <table:table-cell office:value-type="float" office:value="0.75075" calcext:value-type="float">
            <text:p>0,75075</text:p>
          </table:table-cell>
          <table:table-cell office:value-type="float" office:value="0.2257" calcext:value-type="float">
            <text:p>0,2257</text:p>
          </table:table-cell>
          <table:table-cell office:value-type="float" office:value="0.0732" calcext:value-type="float">
            <text:p>0,0732</text:p>
          </table:table-cell>
          <table:table-cell table:number-columns-repeated="1018"/>
        </table:table-row>
        <table:table-row table:style-name="ro2">
          <table:table-cell office:value-type="float" office:value="63536" calcext:value-type="float">
            <text:p>63536</text:p>
          </table:table-cell>
          <table:table-cell office:value-type="float" office:value="18.243" calcext:value-type="float">
            <text:p>18,243</text:p>
          </table:table-cell>
          <table:table-cell office:value-type="float" office:value="295.13" calcext:value-type="float">
            <text:p>295,13</text:p>
          </table:table-cell>
          <table:table-cell office:value-type="float" office:value="0.74983" calcext:value-type="float">
            <text:p>0,74983</text:p>
          </table:table-cell>
          <table:table-cell office:value-type="float" office:value="0.22875" calcext:value-type="float">
            <text:p>0,22875</text:p>
          </table:table-cell>
          <table:table-cell office:value-type="float" office:value="0.07625" calcext:value-type="float">
            <text:p>0,07625</text:p>
          </table:table-cell>
          <table:table-cell table:number-columns-repeated="1018"/>
        </table:table-row>
        <table:table-row table:style-name="ro2">
          <table:table-cell office:value-type="float" office:value="63330" calcext:value-type="float">
            <text:p>63330</text:p>
          </table:table-cell>
          <table:table-cell office:value-type="float" office:value="17.443" calcext:value-type="float">
            <text:p>17,443</text:p>
          </table:table-cell>
          <table:table-cell office:value-type="float" office:value="294.86" calcext:value-type="float">
            <text:p>294,86</text:p>
          </table:table-cell>
          <table:table-cell office:value-type="float" office:value="0.74809" calcext:value-type="float">
            <text:p>0,74809</text:p>
          </table:table-cell>
          <table:table-cell office:value-type="float" office:value="0.2318" calcext:value-type="float">
            <text:p>0,2318</text:p>
          </table:table-cell>
          <table:table-cell office:value-type="float" office:value="0.0793" calcext:value-type="float">
            <text:p>0,0793</text:p>
          </table:table-cell>
          <table:table-cell table:number-columns-repeated="1018"/>
        </table:table-row>
        <table:table-row table:style-name="ro2">
          <table:table-cell office:value-type="float" office:value="62961" calcext:value-type="float">
            <text:p>62961</text:p>
          </table:table-cell>
          <table:table-cell office:value-type="float" office:value="15.999" calcext:value-type="float">
            <text:p>15,999</text:p>
          </table:table-cell>
          <table:table-cell office:value-type="float" office:value="294.38" calcext:value-type="float">
            <text:p>294,38</text:p>
          </table:table-cell>
          <table:table-cell office:value-type="float" office:value="0.74495" calcext:value-type="float">
            <text:p>0,74495</text:p>
          </table:table-cell>
          <table:table-cell office:value-type="float" office:value="0.23485" calcext:value-type="float">
            <text:p>0,23485</text:p>
          </table:table-cell>
          <table:table-cell office:value-type="float" office:value="0.08235" calcext:value-type="float">
            <text:p>0,08235</text:p>
          </table:table-cell>
          <table:table-cell table:number-columns-repeated="1018"/>
        </table:table-row>
        <table:table-row table:style-name="ro2">
          <table:table-cell office:value-type="float" office:value="62350" calcext:value-type="float">
            <text:p>62350</text:p>
          </table:table-cell>
          <table:table-cell office:value-type="float" office:value="13.598" calcext:value-type="float">
            <text:p>13,598</text:p>
          </table:table-cell>
          <table:table-cell office:value-type="float" office:value="293.56" calcext:value-type="float">
            <text:p>293,56</text:p>
          </table:table-cell>
          <table:table-cell office:value-type="float" office:value="0.73977" calcext:value-type="float">
            <text:p>0,73977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0854" calcext:value-type="float">
            <text:p>0,0854</text:p>
          </table:table-cell>
          <table:table-cell table:number-columns-repeated="1018"/>
        </table:table-row>
        <table:table-row table:style-name="ro2">
          <table:table-cell office:value-type="float" office:value="61469" calcext:value-type="float">
            <text:p>61469</text:p>
          </table:table-cell>
          <table:table-cell table:style-name="ce4" office:value-type="string" calcext:value-type="string">
            <text:p>01,10,1995</text:p>
          </table:table-cell>
          <table:table-cell office:value-type="float" office:value="292.39" calcext:value-type="float">
            <text:p>292,39</text:p>
          </table:table-cell>
          <table:table-cell office:value-type="float" office:value="0.73225" calcext:value-type="float">
            <text:p>0,73225</text:p>
          </table:table-cell>
          <table:table-cell office:value-type="float" office:value="0.24095" calcext:value-type="float">
            <text:p>0,24095</text:p>
          </table:table-cell>
          <table:table-cell office:value-type="float" office:value="0.08845" calcext:value-type="float">
            <text:p>0,08845</text:p>
          </table:table-cell>
          <table:table-cell table:number-columns-repeated="1018"/>
        </table:table-row>
        <table:table-row table:style-name="ro2">
          <table:table-cell office:value-type="float" office:value="60469" calcext:value-type="float">
            <text:p>60469</text:p>
          </table:table-cell>
          <table:table-cell table:style-name="ce4" office:value-type="string" calcext:value-type="string">
            <text:p>01,06,715</text:p>
          </table:table-cell>
          <table:table-cell office:value-type="float" office:value="291.03" calcext:value-type="float">
            <text:p>291,03</text:p>
          </table:table-cell>
          <table:table-cell office:value-type="float" office:value="0.72369" calcext:value-type="float">
            <text:p>0,72369</text:p>
          </table:table-cell>
          <table:table-cell office:value-type="float" office:value="0.244" calcext:value-type="float">
            <text:p>0,244</text:p>
          </table:table-cell>
          <table:table-cell office:value-type="float" office:value="0.0915" calcext:value-type="float">
            <text:p>0,0915</text:p>
          </table:table-cell>
          <table:table-cell table:number-columns-repeated="1018"/>
        </table:table-row>
        <table:table-row table:style-name="ro2">
          <table:table-cell office:value-type="float" office:value="59670" calcext:value-type="float">
            <text:p>59670</text:p>
          </table:table-cell>
          <table:table-cell table:style-name="ce4" office:value-type="string" calcext:value-type="string">
            <text:p>01,02,8349</text:p>
          </table:table-cell>
          <table:table-cell office:value-type="float" office:value="289.91" calcext:value-type="float">
            <text:p>289,91</text:p>
          </table:table-cell>
          <table:table-cell office:value-type="float" office:value="0.71688" calcext:value-type="float">
            <text:p>0,71688</text:p>
          </table:table-cell>
          <table:table-cell office:value-type="float" office:value="0.24705" calcext:value-type="float">
            <text:p>0,24705</text:p>
          </table:table-cell>
          <table:table-cell office:value-type="float" office:value="0.09455" calcext:value-type="float">
            <text:p>0,09455</text:p>
          </table:table-cell>
          <table:table-cell table:number-columns-repeated="1018"/>
        </table:table-row>
        <table:table-row table:style-name="ro2">
          <table:table-cell office:value-type="float" office:value="59233" calcext:value-type="float">
            <text:p>59233</text:p>
          </table:table-cell>
          <table:table-cell table:style-name="ce4" office:value-type="string" calcext:value-type="string">
            <text:p>01,01,548</text:p>
          </table:table-cell>
          <table:table-cell office:value-type="float" office:value="289.28" calcext:value-type="float">
            <text:p>289,28</text:p>
          </table:table-cell>
          <table:table-cell office:value-type="float" office:value="0.7132" calcext:value-type="float">
            <text:p>0,7132</text:p>
          </table:table-cell>
          <table:table-cell office:value-type="float" office:value="0.2501" calcext:value-type="float">
            <text:p>0,2501</text:p>
          </table:table-cell>
          <table:table-cell office:value-type="float" office:value="0.0976" calcext:value-type="float">
            <text:p>0,0976</text:p>
          </table:table-cell>
          <table:table-cell table:number-columns-repeated="1018"/>
        </table:table-row>
        <table:table-row table:style-name="ro2">
          <table:table-cell office:value-type="float" office:value="59055" calcext:value-type="float">
            <text:p>59055</text:p>
          </table:table-cell>
          <table:table-cell office:value-type="float" office:value="0.33089" calcext:value-type="float">
            <text:p>0,33089</text:p>
          </table:table-cell>
          <table:table-cell office:value-type="float" office:value="289.01" calcext:value-type="float">
            <text:p>289,01</text:p>
          </table:table-cell>
          <table:table-cell office:value-type="float" office:value="0.71171" calcext:value-type="float">
            <text:p>0,71171</text:p>
          </table:table-cell>
          <table:table-cell office:value-type="float" office:value="0.25315" calcext:value-type="float">
            <text:p>0,25315</text:p>
          </table:table-cell>
          <table:table-cell office:value-type="float" office:value="0.10065" calcext:value-type="float">
            <text:p>0,10065</text:p>
          </table:table-cell>
          <table:table-cell table:number-columns-repeated="1018"/>
        </table:table-row>
        <table:table-row table:style-name="ro2">
          <table:table-cell office:value-type="float" office:value="58995" calcext:value-type="float">
            <text:p>58995</text:p>
          </table:table-cell>
          <table:table-cell office:value-type="float" office:value="0.096907" calcext:value-type="float">
            <text:p>0,096907</text:p>
          </table:table-cell>
          <table:table-cell office:value-type="float" office:value="288.92" calcext:value-type="float">
            <text:p>288,92</text:p>
          </table:table-cell>
          <table:table-cell office:value-type="float" office:value="0.71121" calcext:value-type="float">
            <text:p>0,71121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1037" calcext:value-type="float">
            <text:p>0,1037</text:p>
          </table:table-cell>
          <table:table-cell table:number-columns-repeated="1018"/>
        </table:table-row>
        <table:table-row table:style-name="ro2">
          <table:table-cell office:value-type="float" office:value="58977" calcext:value-type="float">
            <text:p>58977</text:p>
          </table:table-cell>
          <table:table-cell office:value-type="float" office:value="0.027602" calcext:value-type="float">
            <text:p>0,027602</text:p>
          </table:table-cell>
          <table:table-cell office:value-type="float" office:value="288.9" calcext:value-type="float">
            <text:p>288,9</text:p>
          </table:table-cell>
          <table:table-cell office:value-type="float" office:value="0.71105" calcext:value-type="float">
            <text:p>0,71105</text:p>
          </table:table-cell>
          <table:table-cell office:value-type="float" office:value="0.25925" calcext:value-type="float">
            <text:p>0,25925</text:p>
          </table:table-cell>
          <table:table-cell office:value-type="float" office:value="0.10675" calcext:value-type="float">
            <text:p>0,10675</text:p>
          </table:table-cell>
          <table:table-cell table:number-columns-repeated="1018"/>
        </table:table-row>
        <table:table-row table:style-name="ro2">
          <table:table-cell office:value-type="float" office:value="58972" calcext:value-type="float">
            <text:p>58972</text:p>
          </table:table-cell>
          <table:table-cell office:value-type="float" office:value="0.0076915" calcext:value-type="float">
            <text:p>0,007691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101" calcext:value-type="float">
            <text:p>0,71101</text:p>
          </table:table-cell>
          <table:table-cell office:value-type="float" office:value="0.2623" calcext:value-type="float">
            <text:p>0,2623</text:p>
          </table:table-cell>
          <table:table-cell office:value-type="float" office:value="0.1098" calcext:value-type="float">
            <text:p>0,1098</text:p>
          </table:table-cell>
          <table:table-cell table:number-columns-repeated="1018"/>
        </table:table-row>
        <table:table-row table:style-name="ro2">
          <table:table-cell office:value-type="float" office:value="58970" calcext:value-type="float">
            <text:p>58970</text:p>
          </table:table-cell>
          <table:table-cell office:value-type="float" office:value="0.0020991" calcext:value-type="float">
            <text:p>0,0020991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6535" calcext:value-type="float">
            <text:p>0,26535</text:p>
          </table:table-cell>
          <table:table-cell office:value-type="float" office:value="0.11285" calcext:value-type="float">
            <text:p>0,11285</text:p>
          </table:table-cell>
          <table:table-cell table:number-columns-repeated="1018"/>
        </table:table-row>
        <table:table-row table:style-name="ro2">
          <table:table-cell office:value-type="float" office:value="58970" calcext:value-type="float">
            <text:p>58970</text:p>
          </table:table-cell>
          <table:table-cell office:value-type="float" office:value="0.00056102" calcext:value-type="float">
            <text:p>0,00056102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1159" calcext:value-type="float">
            <text:p>0,1159</text:p>
          </table:table-cell>
          <table:table-cell table:number-columns-repeated="1018"/>
        </table:table-row>
        <table:table-row table:style-name="ro2">
          <table:table-cell office:value-type="float" office:value="58970" calcext:value-type="float">
            <text:p>58970</text:p>
          </table:table-cell>
          <table:table-cell office:value-type="float" office:value="0.00014692" calcext:value-type="float">
            <text:p>0,00014692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7145" calcext:value-type="float">
            <text:p>0,27145</text:p>
          </table:table-cell>
          <table:table-cell office:value-type="float" office:value="0.11895" calcext:value-type="float">
            <text:p>0,11895</text:p>
          </table:table-cell>
          <table:table-cell table:number-columns-repeated="1018"/>
        </table:table-row>
        <table:table-row table:style-name="ro2">
          <table:table-cell office:value-type="float" office:value="58970" calcext:value-type="float">
            <text:p>58970</text:p>
          </table:table-cell>
          <table:table-cell table:style-name="ce2" office:value-type="float" office:value="0.000037677" calcext:value-type="float">
            <text:p>3,77E-005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745" calcext:value-type="float">
            <text:p>0,2745</text:p>
          </table:table-cell>
          <table:table-cell office:value-type="float" office:value="0.122" calcext:value-type="float">
            <text:p>0,122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94746" calcext:value-type="float">
            <text:p>9,47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7755" calcext:value-type="float">
            <text:p>0,27755</text:p>
          </table:table-cell>
          <table:table-cell office:value-type="float" office:value="0.12505" calcext:value-type="float">
            <text:p>0,12505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23328" calcext:value-type="float">
            <text:p>2,33E-006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806" calcext:value-type="float">
            <text:p>0,2806</text:p>
          </table:table-cell>
          <table:table-cell office:value-type="float" office:value="0.1281" calcext:value-type="float">
            <text:p>0,1281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56395" calcext:value-type="float">
            <text:p>5,64E-00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8365" calcext:value-type="float">
            <text:p>0,28365</text:p>
          </table:table-cell>
          <table:table-cell office:value-type="float" office:value="0.13115" calcext:value-type="float">
            <text:p>0,13115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13446" calcext:value-type="float">
            <text:p>1,34E-007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867" calcext:value-type="float">
            <text:p>0,2867</text:p>
          </table:table-cell>
          <table:table-cell office:value-type="float" office:value="0.1342" calcext:value-type="float">
            <text:p>0,1342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32482" calcext:value-type="float">
            <text:p>3,25E-008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8975" calcext:value-type="float">
            <text:p>0,28975</text:p>
          </table:table-cell>
          <table:table-cell office:value-type="float" office:value="0.13725" calcext:value-type="float">
            <text:p>0,13725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093046" calcext:value-type="float">
            <text:p>9,30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928" calcext:value-type="float">
            <text:p>0,2928</text:p>
          </table:table-cell>
          <table:table-cell office:value-type="float" office:value="0.1403" calcext:value-type="float">
            <text:p>0,1403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044086" calcext:value-type="float">
            <text:p>4,41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9585" calcext:value-type="float">
            <text:p>0,29585</text:p>
          </table:table-cell>
          <table:table-cell office:value-type="float" office:value="0.14335" calcext:value-type="float">
            <text:p>0,14335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039897" calcext:value-type="float">
            <text:p>3,99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2989" calcext:value-type="float">
            <text:p>0,2989</text:p>
          </table:table-cell>
          <table:table-cell office:value-type="float" office:value="0.1464" calcext:value-type="float">
            <text:p>0,1464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045388" calcext:value-type="float">
            <text:p>4,54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30195" calcext:value-type="float">
            <text:p>0,30195</text:p>
          </table:table-cell>
          <table:table-cell office:value-type="float" office:value="0.14945" calcext:value-type="float">
            <text:p>0,14945</text:p>
          </table:table-cell>
          <table:table-cell table:number-columns-repeated="1018"/>
        </table:table-row>
        <table:table-row table:style-name="ro2">
          <table:table-cell office:value-type="float" office:value="58969" calcext:value-type="float">
            <text:p>58969</text:p>
          </table:table-cell>
          <table:table-cell table:style-name="ce2" office:value-type="float" office:value="0.0000000054084" calcext:value-type="float">
            <text:p>5,41E-009</text:p>
          </table:table-cell>
          <table:table-cell office:value-type="float" office:value="288.89" calcext:value-type="float">
            <text:p>288,89</text:p>
          </table:table-cell>
          <table:table-cell office:value-type="float" office:value="0.71099" calcext:value-type="float">
            <text:p>0,71099</text:p>
          </table:table-cell>
          <table:table-cell office:value-type="float" office:value="0.305" calcext:value-type="float">
            <text:p>0,305</text:p>
          </table:table-cell>
          <table:table-cell office:value-type="float" office:value="0.1525" calcext:value-type="float">
            <text:p>0,152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35cm 0.035cm 0.035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3pt double #4f81bd" style:border-line-width-bottom="0.035cm 0.035cm 0.035cm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.00.0000</text:date>, <text:time style:data-style-name="N2" text:time-value="15:03:52.34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ocktube" style:display-name="PageStyle_shocktub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15:05:00.296000000</dc:date>
    <meta:generator>LibreOffice/4.2.8.2$Windows_x86 LibreOffice_project/48d50dbfc06349262c9d50868e5c1f630a573ebd</meta:generator>
    <meta:editing-duration>PT13H42M13S</meta:editing-duration>
    <meta:editing-cycles>3</meta:editing-cycles>
    <meta:document-statistic meta:table-count="1" meta:cell-count="10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8cm" svg:height="9.765cm" xlink:href=".." xlink:type="simple" chart:class="chart:scatter" chart:row-mapping="" chart:style-name="ch1">
        <chart:legend chart:legend-position="end" svg:x="12.359cm" svg:y="4.334cm" style:legend-expansion="high" chart:style-name="ch2"/>
        <chart:plot-area chart:style-name="ch3" table:cell-range-address="shocktube.Q4:shocktube.Q4 shocktube.E2:shocktube.E102 shocktube.A1:shocktube.A102 shocktube.J1:shocktube.DF1" chart:data-source-has-labels="both" svg:x="1.323cm" svg:y="0.195cm" svg:width="10.724cm" svg:height="8.394cm">
          <chartooo:coordinate-region svg:x="2.5cm" svg:y="0.394cm" svg:width="9.215cm" svg:height="7.548cm"/>
          <chart:axis chart:dimension="x" chart:name="primary-x" chart:style-name="ch4" chartooo:axis-type="auto">
            <chart:title svg:x="6.337cm" svg:y="8.784cm" chart:style-name="ch5">
              <text:p>X, м</text:p>
            </chart:title>
            <chart:categories table:cell-range-address="shocktube.Q4:shocktube.Q4"/>
          </chart:axis>
          <chart:axis chart:dimension="y" chart:name="primary-y" chart:style-name="ch4">
            <chart:title svg:x="0.451cm" svg:y="4.806cm" chart:style-name="ch6">
              <text:p>P,Па</text:p>
            </chart:title>
            <chart:grid chart:style-name="ch7" chart:class="major"/>
          </chart:axis>
          <chart:series chart:style-name="ch8" chart:values-cell-range-address="shocktube.A2:shocktube.A102" chart:label-cell-address="shocktube.A1:shocktube.A1" chart:class="chart:scatter">
            <chart:domain table:cell-range-address="shocktube.E2:shocktube.E102"/>
            <chart:data-point chart:repeated="101"/>
          </chart:series>
          <chart:series chart:style-name="ch9" chart:values-cell-range-address="shocktube.K1:shocktube.DF1" chart:label-cell-address="shocktube.J1:shocktube.J1" chart:class="chart:scatter">
            <chart:domain table:cell-range-address="shocktube.K2:shocktube.DF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ocktube.Q4:shocktube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p_расчет</text:p>
                <draw:g>
                  <svg:desc>shocktube.A1:shocktube.A1</svg:desc>
                </draw:g>
              </table:table-cell>
              <table:table-cell office:value-type="float" office:value="68969">
                <text:p>68969</text:p>
                <draw:g>
                  <svg:desc>shocktube.A2:shocktube.A102</svg:desc>
                </draw:g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9">
                <text:p>68969</text:p>
              </table:table-cell>
              <table:table-cell office:value-type="float" office:value="68967">
                <text:p>68967</text:p>
              </table:table-cell>
              <table:table-cell office:value-type="float" office:value="68960">
                <text:p>68960</text:p>
              </table:table-cell>
              <table:table-cell office:value-type="float" office:value="68940">
                <text:p>68940</text:p>
              </table:table-cell>
              <table:table-cell office:value-type="float" office:value="68882">
                <text:p>68882</text:p>
              </table:table-cell>
              <table:table-cell office:value-type="float" office:value="68730">
                <text:p>68730</text:p>
              </table:table-cell>
              <table:table-cell office:value-type="float" office:value="68400">
                <text:p>68400</text:p>
              </table:table-cell>
              <table:table-cell office:value-type="float" office:value="67824">
                <text:p>67824</text:p>
              </table:table-cell>
              <table:table-cell office:value-type="float" office:value="67029">
                <text:p>67029</text:p>
              </table:table-cell>
              <table:table-cell office:value-type="float" office:value="66168">
                <text:p>66168</text:p>
              </table:table-cell>
              <table:table-cell office:value-type="float" office:value="65402">
                <text:p>65402</text:p>
              </table:table-cell>
              <table:table-cell office:value-type="float" office:value="64806">
                <text:p>64806</text:p>
              </table:table-cell>
              <table:table-cell office:value-type="float" office:value="64384">
                <text:p>64384</text:p>
              </table:table-cell>
              <table:table-cell office:value-type="float" office:value="64108">
                <text:p>64108</text:p>
              </table:table-cell>
              <table:table-cell office:value-type="float" office:value="63941">
                <text:p>63941</text:p>
              </table:table-cell>
              <table:table-cell office:value-type="float" office:value="63845">
                <text:p>63845</text:p>
              </table:table-cell>
              <table:table-cell office:value-type="float" office:value="63794">
                <text:p>63794</text:p>
              </table:table-cell>
              <table:table-cell office:value-type="float" office:value="63769">
                <text:p>63769</text:p>
              </table:table-cell>
              <table:table-cell office:value-type="float" office:value="63757">
                <text:p>63757</text:p>
              </table:table-cell>
              <table:table-cell office:value-type="float" office:value="63750">
                <text:p>63750</text:p>
              </table:table-cell>
              <table:table-cell office:value-type="float" office:value="63747">
                <text:p>63747</text:p>
              </table:table-cell>
              <table:table-cell office:value-type="float" office:value="63747">
                <text:p>63747</text:p>
              </table:table-cell>
              <table:table-cell office:value-type="float" office:value="63747">
                <text:p>63747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6">
                <text:p>63746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4">
                <text:p>63744</text:p>
              </table:table-cell>
              <table:table-cell office:value-type="float" office:value="63745">
                <text:p>63745</text:p>
              </table:table-cell>
              <table:table-cell office:value-type="float" office:value="63745">
                <text:p>63745</text:p>
              </table:table-cell>
              <table:table-cell office:value-type="float" office:value="63744">
                <text:p>63744</text:p>
              </table:table-cell>
              <table:table-cell office:value-type="float" office:value="63743">
                <text:p>63743</text:p>
              </table:table-cell>
              <table:table-cell office:value-type="float" office:value="63742">
                <text:p>63742</text:p>
              </table:table-cell>
              <table:table-cell office:value-type="float" office:value="63740">
                <text:p>63740</text:p>
              </table:table-cell>
              <table:table-cell office:value-type="float" office:value="63734">
                <text:p>63734</text:p>
              </table:table-cell>
              <table:table-cell office:value-type="float" office:value="63722">
                <text:p>63722</text:p>
              </table:table-cell>
              <table:table-cell office:value-type="float" office:value="63697">
                <text:p>63697</text:p>
              </table:table-cell>
              <table:table-cell office:value-type="float" office:value="63643">
                <text:p>63643</text:p>
              </table:table-cell>
              <table:table-cell office:value-type="float" office:value="63536">
                <text:p>63536</text:p>
              </table:table-cell>
              <table:table-cell office:value-type="float" office:value="63330">
                <text:p>63330</text:p>
              </table:table-cell>
              <table:table-cell office:value-type="float" office:value="62961">
                <text:p>62961</text:p>
              </table:table-cell>
              <table:table-cell office:value-type="float" office:value="62350">
                <text:p>62350</text:p>
              </table:table-cell>
              <table:table-cell office:value-type="float" office:value="61469">
                <text:p>61469</text:p>
              </table:table-cell>
              <table:table-cell office:value-type="float" office:value="60469">
                <text:p>60469</text:p>
              </table:table-cell>
              <table:table-cell office:value-type="float" office:value="59670">
                <text:p>59670</text:p>
              </table:table-cell>
              <table:table-cell office:value-type="float" office:value="59233">
                <text:p>59233</text:p>
              </table:table-cell>
              <table:table-cell office:value-type="float" office:value="59055">
                <text:p>59055</text:p>
              </table:table-cell>
              <table:table-cell office:value-type="float" office:value="58995">
                <text:p>58995</text:p>
              </table:table-cell>
              <table:table-cell office:value-type="float" office:value="58977">
                <text:p>58977</text:p>
              </table:table-cell>
              <table:table-cell office:value-type="float" office:value="58972">
                <text:p>58972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  <table:table-cell office:value-type="float" office:value="58969">
                <text:p>58969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K2:shocktube.DF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p_аналитич,</text:p>
                <draw:g>
                  <svg:desc>shocktube.J1:shocktube.J1</svg:desc>
                </draw:g>
              </table:table-cell>
              <table:table-cell office:value-type="float" office:value="68970">
                <text:p>68970</text:p>
                <draw:g>
                  <svg:desc>shocktube.K1:shocktube.DF1</svg:desc>
                </draw:g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970">
                <text:p>68970</text:p>
              </table:table-cell>
              <table:table-cell office:value-type="float" office:value="68484.4495515973">
                <text:p>68484.4495515973</text:p>
              </table:table-cell>
              <table:table-cell office:value-type="float" office:value="65645.4888012435">
                <text:p>65645.4888012435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63746.1969046734">
                <text:p>63746.1969046734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  <table:table-cell office:value-type="float" office:value="58970">
                <text:p>589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2cm" svg:height="10.848cm" xlink:href=".." xlink:type="simple" chart:class="chart:scatter" chart:row-mapping="0" chart:style-name="ch1">
        <chart:legend chart:legend-position="end" svg:x="12.783cm" svg:y="4.876cm" style:legend-expansion="high" chart:style-name="ch2"/>
        <chart:plot-area chart:style-name="ch3" table:cell-range-address="shocktube.E2:shocktube.E102 shocktube.C1:shocktube.C102 shocktube.J3:shocktube.DF3" chart:data-source-has-labels="column" svg:x="1.331cm" svg:y="0.216cm" svg:width="11.132cm" svg:height="9.435cm">
          <chartooo:coordinate-region svg:x="2.138cm" svg:y="0.416cm" svg:width="9.993cm" svg:height="8.589cm"/>
          <chart:axis chart:dimension="x" chart:name="primary-x" chart:style-name="ch4">
            <chart:title svg:x="6.588cm" svg:y="9.867cm" chart:style-name="ch5">
              <text:p>Х.м</text:p>
            </chart:title>
          </chart:axis>
          <chart:axis chart:dimension="y" chart:name="primary-y" chart:style-name="ch4">
            <chart:title svg:x="0.451cm" svg:y="5.215cm" chart:style-name="ch6">
              <text:p>Т,К</text:p>
            </chart:title>
            <chart:grid chart:style-name="ch7" chart:class="major"/>
          </chart:axis>
          <chart:series chart:style-name="ch8" chart:values-cell-range-address="shocktube.C2:shocktube.C102" chart:label-cell-address="shocktube.C1:shocktube.C1" chart:class="chart:scatter">
            <chart:domain table:cell-range-address="shocktube.E2:shocktube.E102"/>
            <chart:data-point chart:repeated="101"/>
          </chart:series>
          <chart:series chart:style-name="ch9" chart:values-cell-range-address="shocktube.K3:shocktube.DF3" chart:label-cell-address="shocktube.J3:shocktube.J3" chart:class="chart:scatter">
            <chart:domain table:cell-range-address="shocktube.K2:shocktube.DF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T_расчет</text:p>
                <draw:g>
                  <svg:desc>shocktube.C1:shocktube.C1</svg:desc>
                </draw:g>
              </table:table-cell>
              <table:table-cell office:value-type="float" office:value="288.89">
                <text:p>288.89</text:p>
                <draw:g>
                  <svg:desc>shocktube.C2:shocktube.C102</svg:desc>
                </draw:g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8">
                <text:p>288.88</text:p>
              </table:table-cell>
              <table:table-cell office:value-type="float" office:value="288.85">
                <text:p>288.85</text:p>
              </table:table-cell>
              <table:table-cell office:value-type="float" office:value="288.78">
                <text:p>288.78</text:p>
              </table:table-cell>
              <table:table-cell office:value-type="float" office:value="288.59">
                <text:p>288.59</text:p>
              </table:table-cell>
              <table:table-cell office:value-type="float" office:value="288.19">
                <text:p>288.19</text:p>
              </table:table-cell>
              <table:table-cell office:value-type="float" office:value="287.48">
                <text:p>287.48</text:p>
              </table:table-cell>
              <table:table-cell office:value-type="float" office:value="286.52">
                <text:p>286.52</text:p>
              </table:table-cell>
              <table:table-cell office:value-type="float" office:value="285.47">
                <text:p>285.47</text:p>
              </table:table-cell>
              <table:table-cell office:value-type="float" office:value="284.53">
                <text:p>284.53</text:p>
              </table:table-cell>
              <table:table-cell office:value-type="float" office:value="283.78">
                <text:p>283.78</text:p>
              </table:table-cell>
              <table:table-cell office:value-type="float" office:value="283.25">
                <text:p>283.25</text:p>
              </table:table-cell>
              <table:table-cell office:value-type="float" office:value="282.91">
                <text:p>282.91</text:p>
              </table:table-cell>
              <table:table-cell office:value-type="float" office:value="282.7">
                <text:p>282.7</text:p>
              </table:table-cell>
              <table:table-cell office:value-type="float" office:value="282.58">
                <text:p>282.58</text:p>
              </table:table-cell>
              <table:table-cell office:value-type="float" office:value="282.52">
                <text:p>282.52</text:p>
              </table:table-cell>
              <table:table-cell office:value-type="float" office:value="282.48">
                <text:p>282.48</text:p>
              </table:table-cell>
              <table:table-cell office:value-type="float" office:value="282.47">
                <text:p>282.47</text:p>
              </table:table-cell>
              <table:table-cell office:value-type="float" office:value="282.45">
                <text:p>282.45</text:p>
              </table:table-cell>
              <table:table-cell office:value-type="float" office:value="282.45">
                <text:p>282.45</text:p>
              </table:table-cell>
              <table:table-cell office:value-type="float" office:value="282.45">
                <text:p>282.45</text:p>
              </table:table-cell>
              <table:table-cell office:value-type="float" office:value="282.45">
                <text:p>282.45</text:p>
              </table:table-cell>
              <table:table-cell office:value-type="float" office:value="282.46">
                <text:p>282.46</text:p>
              </table:table-cell>
              <table:table-cell office:value-type="float" office:value="282.46">
                <text:p>282.46</text:p>
              </table:table-cell>
              <table:table-cell office:value-type="float" office:value="282.46">
                <text:p>282.46</text:p>
              </table:table-cell>
              <table:table-cell office:value-type="float" office:value="282.46">
                <text:p>282.46</text:p>
              </table:table-cell>
              <table:table-cell office:value-type="float" office:value="282.44">
                <text:p>282.44</text:p>
              </table:table-cell>
              <table:table-cell office:value-type="float" office:value="282.42">
                <text:p>282.42</text:p>
              </table:table-cell>
              <table:table-cell office:value-type="float" office:value="282.41">
                <text:p>282.41</text:p>
              </table:table-cell>
              <table:table-cell office:value-type="float" office:value="282.41">
                <text:p>282.41</text:p>
              </table:table-cell>
              <table:table-cell office:value-type="float" office:value="282.43">
                <text:p>282.43</text:p>
              </table:table-cell>
              <table:table-cell office:value-type="float" office:value="282.5">
                <text:p>282.5</text:p>
              </table:table-cell>
              <table:table-cell office:value-type="float" office:value="282.68">
                <text:p>282.68</text:p>
              </table:table-cell>
              <table:table-cell office:value-type="float" office:value="283.08">
                <text:p>283.08</text:p>
              </table:table-cell>
              <table:table-cell office:value-type="float" office:value="283.89">
                <text:p>283.89</text:p>
              </table:table-cell>
              <table:table-cell office:value-type="float" office:value="285.32">
                <text:p>285.32</text:p>
              </table:table-cell>
              <table:table-cell office:value-type="float" office:value="287.45">
                <text:p>287.45</text:p>
              </table:table-cell>
              <table:table-cell office:value-type="float" office:value="289.97">
                <text:p>289.97</text:p>
              </table:table-cell>
              <table:table-cell office:value-type="float" office:value="292.24">
                <text:p>292.24</text:p>
              </table:table-cell>
              <table:table-cell office:value-type="float" office:value="293.82">
                <text:p>293.82</text:p>
              </table:table-cell>
              <table:table-cell office:value-type="float" office:value="294.71">
                <text:p>294.71</text:p>
              </table:table-cell>
              <table:table-cell office:value-type="float" office:value="295.16">
                <text:p>295.16</text:p>
              </table:table-cell>
              <table:table-cell office:value-type="float" office:value="295.35">
                <text:p>295.35</text:p>
              </table:table-cell>
              <table:table-cell office:value-type="float" office:value="295.43">
                <text:p>295.43</text:p>
              </table:table-cell>
              <table:table-cell office:value-type="float" office:value="295.45">
                <text:p>295.45</text:p>
              </table:table-cell>
              <table:table-cell office:value-type="float" office:value="295.46">
                <text:p>295.46</text:p>
              </table:table-cell>
              <table:table-cell office:value-type="float" office:value="295.45">
                <text:p>295.45</text:p>
              </table:table-cell>
              <table:table-cell office:value-type="float" office:value="295.43">
                <text:p>295.43</text:p>
              </table:table-cell>
              <table:table-cell office:value-type="float" office:value="295.41">
                <text:p>295.41</text:p>
              </table:table-cell>
              <table:table-cell office:value-type="float" office:value="295.4">
                <text:p>295.4</text:p>
              </table:table-cell>
              <table:table-cell office:value-type="float" office:value="295.4">
                <text:p>295.4</text:p>
              </table:table-cell>
              <table:table-cell office:value-type="float" office:value="295.4">
                <text:p>295.4</text:p>
              </table:table-cell>
              <table:table-cell office:value-type="float" office:value="295.41">
                <text:p>295.41</text:p>
              </table:table-cell>
              <table:table-cell office:value-type="float" office:value="295.41">
                <text:p>295.41</text:p>
              </table:table-cell>
              <table:table-cell office:value-type="float" office:value="295.41">
                <text:p>295.41</text:p>
              </table:table-cell>
              <table:table-cell office:value-type="float" office:value="295.41">
                <text:p>295.41</text:p>
              </table:table-cell>
              <table:table-cell office:value-type="float" office:value="295.4">
                <text:p>295.4</text:p>
              </table:table-cell>
              <table:table-cell office:value-type="float" office:value="295.38">
                <text:p>295.38</text:p>
              </table:table-cell>
              <table:table-cell office:value-type="float" office:value="295.34">
                <text:p>295.34</text:p>
              </table:table-cell>
              <table:table-cell office:value-type="float" office:value="295.27">
                <text:p>295.27</text:p>
              </table:table-cell>
              <table:table-cell office:value-type="float" office:value="295.13">
                <text:p>295.13</text:p>
              </table:table-cell>
              <table:table-cell office:value-type="float" office:value="294.86">
                <text:p>294.86</text:p>
              </table:table-cell>
              <table:table-cell office:value-type="float" office:value="294.38">
                <text:p>294.38</text:p>
              </table:table-cell>
              <table:table-cell office:value-type="float" office:value="293.56">
                <text:p>293.56</text:p>
              </table:table-cell>
              <table:table-cell office:value-type="float" office:value="292.39">
                <text:p>292.39</text:p>
              </table:table-cell>
              <table:table-cell office:value-type="float" office:value="291.03">
                <text:p>291.03</text:p>
              </table:table-cell>
              <table:table-cell office:value-type="float" office:value="289.91">
                <text:p>289.91</text:p>
              </table:table-cell>
              <table:table-cell office:value-type="float" office:value="289.28">
                <text:p>289.28</text:p>
              </table:table-cell>
              <table:table-cell office:value-type="float" office:value="289.01">
                <text:p>289.01</text:p>
              </table:table-cell>
              <table:table-cell office:value-type="float" office:value="288.92">
                <text:p>288.92</text:p>
              </table:table-cell>
              <table:table-cell office:value-type="float" office:value="288.9">
                <text:p>288.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K2:shocktube.DF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Т_aналитич,</text:p>
                <draw:g>
                  <svg:desc>shocktube.J3:shocktube.J3</svg:desc>
                </draw:g>
              </table:table-cell>
              <table:table-cell office:value-type="float" office:value="288.89">
                <text:p>288.89</text:p>
                <draw:g>
                  <svg:desc>shocktube.K3:shocktube.DF3</svg:desc>
                </draw:g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307449506484">
                <text:p>288.307449506484</text:p>
              </table:table-cell>
              <table:table-cell office:value-type="float" office:value="284.840941032861">
                <text:p>284.840941032861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82.461578273438">
                <text:p>282.461578273438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95.394392543494">
                <text:p>295.394392543494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  <table:table-cell office:value-type="float" office:value="288.89">
                <text:p>288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8cm" svg:height="9.681cm" xlink:href=".." xlink:type="simple" chart:class="chart:scatter" chart:row-mapping="0" chart:style-name="ch1">
        <chart:legend chart:legend-position="end" svg:x="13.142cm" svg:y="4.292cm" style:legend-expansion="high" chart:style-name="ch2"/>
        <chart:plot-area chart:style-name="ch3" table:cell-range-address="shocktube.E2:shocktube.E102 shocktube.B1:shocktube.B102 shocktube.J4:shocktube.DF4" chart:data-source-has-labels="column" svg:x="1.33cm" svg:y="0.193cm" svg:width="11.493cm" svg:height="8.314cm">
          <chartooo:coordinate-region svg:x="1.951cm" svg:y="0.392cm" svg:width="10.54cm" svg:height="7.468cm"/>
          <chart:axis chart:dimension="x" chart:name="primary-x" chart:style-name="ch4">
            <chart:title svg:x="6.767cm" svg:y="8.7cm" chart:style-name="ch5">
              <text:p>Х,м</text:p>
            </chart:title>
          </chart:axis>
          <chart:axis chart:dimension="y" chart:name="primary-y" chart:style-name="ch4">
            <chart:title svg:x="0.451cm" svg:y="4.844cm" chart:style-name="ch6">
              <text:p>U, м/с</text:p>
            </chart:title>
            <chart:grid chart:style-name="ch7" chart:class="major"/>
          </chart:axis>
          <chart:series chart:style-name="ch8" chart:values-cell-range-address="shocktube.B2:shocktube.B102" chart:label-cell-address="shocktube.B1:shocktube.B1" chart:class="chart:scatter">
            <chart:domain table:cell-range-address="shocktube.E2:shocktube.E102"/>
            <chart:data-point chart:repeated="101"/>
          </chart:series>
          <chart:series chart:style-name="ch9" chart:values-cell-range-address="shocktube.K4:shocktube.DF4" chart:label-cell-address="shocktube.J4:shocktube.J4" chart:class="chart:scatter">
            <chart:domain table:cell-range-address="shocktube.K2:shocktube.DF2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Столбец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E2:shocktube.E102</svg:desc>
                </draw:g>
              </table:table-cell>
              <table:table-cell office:value-type="float" office:value="0.00305">
                <text:p>0.00305</text:p>
              </table:table-cell>
              <table:table-cell office:value-type="float" office:value="0.0061">
                <text:p>0.0061</text:p>
              </table:table-cell>
              <table:table-cell office:value-type="float" office:value="0.00915">
                <text:p>0.00915</text:p>
              </table:table-cell>
              <table:table-cell office:value-type="float" office:value="0.0122">
                <text:p>0.0122</text:p>
              </table:table-cell>
              <table:table-cell office:value-type="float" office:value="0.01525">
                <text:p>0.01525</text:p>
              </table:table-cell>
              <table:table-cell office:value-type="float" office:value="0.0183">
                <text:p>0.0183</text:p>
              </table:table-cell>
              <table:table-cell office:value-type="float" office:value="0.02135">
                <text:p>0.02135</text:p>
              </table:table-cell>
              <table:table-cell office:value-type="float" office:value="0.0244">
                <text:p>0.0244</text:p>
              </table:table-cell>
              <table:table-cell office:value-type="float" office:value="0.02745">
                <text:p>0.02745</text:p>
              </table:table-cell>
              <table:table-cell office:value-type="float" office:value="0.0305">
                <text:p>0.0305</text:p>
              </table:table-cell>
              <table:table-cell office:value-type="float" office:value="0.03355">
                <text:p>0.03355</text:p>
              </table:table-cell>
              <table:table-cell office:value-type="float" office:value="0.0366">
                <text:p>0.0366</text:p>
              </table:table-cell>
              <table:table-cell office:value-type="float" office:value="0.03965">
                <text:p>0.03965</text:p>
              </table:table-cell>
              <table:table-cell office:value-type="float" office:value="0.0427">
                <text:p>0.0427</text:p>
              </table:table-cell>
              <table:table-cell office:value-type="float" office:value="0.04575">
                <text:p>0.04575</text:p>
              </table:table-cell>
              <table:table-cell office:value-type="float" office:value="0.0488">
                <text:p>0.0488</text:p>
              </table:table-cell>
              <table:table-cell office:value-type="float" office:value="0.05185">
                <text:p>0.05185</text:p>
              </table:table-cell>
              <table:table-cell office:value-type="float" office:value="0.0549">
                <text:p>0.0549</text:p>
              </table:table-cell>
              <table:table-cell office:value-type="float" office:value="0.05795">
                <text:p>0.05795</text:p>
              </table:table-cell>
              <table:table-cell office:value-type="float" office:value="0.061">
                <text:p>0.061</text:p>
              </table:table-cell>
              <table:table-cell office:value-type="float" office:value="0.06405">
                <text:p>0.06405</text:p>
              </table:table-cell>
              <table:table-cell office:value-type="float" office:value="0.0671">
                <text:p>0.0671</text:p>
              </table:table-cell>
              <table:table-cell office:value-type="float" office:value="0.07015">
                <text:p>0.07015</text:p>
              </table:table-cell>
              <table:table-cell office:value-type="float" office:value="0.0732">
                <text:p>0.0732</text:p>
              </table:table-cell>
              <table:table-cell office:value-type="float" office:value="0.07625">
                <text:p>0.07625</text:p>
              </table:table-cell>
              <table:table-cell office:value-type="float" office:value="0.0793">
                <text:p>0.0793</text:p>
              </table:table-cell>
              <table:table-cell office:value-type="float" office:value="0.08235">
                <text:p>0.08235</text:p>
              </table:table-cell>
              <table:table-cell office:value-type="float" office:value="0.0854">
                <text:p>0.0854</text:p>
              </table:table-cell>
              <table:table-cell office:value-type="float" office:value="0.08845">
                <text:p>0.08845</text:p>
              </table:table-cell>
              <table:table-cell office:value-type="float" office:value="0.0915">
                <text:p>0.0915</text:p>
              </table:table-cell>
              <table:table-cell office:value-type="float" office:value="0.09455">
                <text:p>0.09455</text:p>
              </table:table-cell>
              <table:table-cell office:value-type="float" office:value="0.0976">
                <text:p>0.0976</text:p>
              </table:table-cell>
              <table:table-cell office:value-type="float" office:value="0.10065">
                <text:p>0.10065</text:p>
              </table:table-cell>
              <table:table-cell office:value-type="float" office:value="0.1037">
                <text:p>0.1037</text:p>
              </table:table-cell>
              <table:table-cell office:value-type="float" office:value="0.10675">
                <text:p>0.10675</text:p>
              </table:table-cell>
              <table:table-cell office:value-type="float" office:value="0.1098">
                <text:p>0.1098</text:p>
              </table:table-cell>
              <table:table-cell office:value-type="float" office:value="0.11285">
                <text:p>0.11285</text:p>
              </table:table-cell>
              <table:table-cell office:value-type="float" office:value="0.1159">
                <text:p>0.1159</text:p>
              </table:table-cell>
              <table:table-cell office:value-type="float" office:value="0.11895">
                <text:p>0.11895</text:p>
              </table:table-cell>
              <table:table-cell office:value-type="float" office:value="0.122">
                <text:p>0.122</text:p>
              </table:table-cell>
              <table:table-cell office:value-type="float" office:value="0.12505">
                <text:p>0.12505</text:p>
              </table:table-cell>
              <table:table-cell office:value-type="float" office:value="0.1281">
                <text:p>0.1281</text:p>
              </table:table-cell>
              <table:table-cell office:value-type="float" office:value="0.13115">
                <text:p>0.13115</text:p>
              </table:table-cell>
              <table:table-cell office:value-type="float" office:value="0.1342">
                <text:p>0.1342</text:p>
              </table:table-cell>
              <table:table-cell office:value-type="float" office:value="0.13725">
                <text:p>0.13725</text:p>
              </table:table-cell>
              <table:table-cell office:value-type="float" office:value="0.1403">
                <text:p>0.1403</text:p>
              </table:table-cell>
              <table:table-cell office:value-type="float" office:value="0.14335">
                <text:p>0.14335</text:p>
              </table:table-cell>
              <table:table-cell office:value-type="float" office:value="0.1464">
                <text:p>0.1464</text:p>
              </table:table-cell>
              <table:table-cell office:value-type="float" office:value="0.14945">
                <text:p>0.14945</text:p>
              </table:table-cell>
              <table:table-cell office:value-type="float" office:value="0.1525">
                <text:p>0.1525</text:p>
              </table:table-cell>
              <table:table-cell office:value-type="float" office:value="0.15555">
                <text:p>0.15555</text:p>
              </table:table-cell>
              <table:table-cell office:value-type="float" office:value="0.1586">
                <text:p>0.1586</text:p>
              </table:table-cell>
              <table:table-cell office:value-type="float" office:value="0.16165">
                <text:p>0.16165</text:p>
              </table:table-cell>
              <table:table-cell office:value-type="float" office:value="0.1647">
                <text:p>0.1647</text:p>
              </table:table-cell>
              <table:table-cell office:value-type="float" office:value="0.16775">
                <text:p>0.16775</text:p>
              </table:table-cell>
              <table:table-cell office:value-type="float" office:value="0.1708">
                <text:p>0.1708</text:p>
              </table:table-cell>
              <table:table-cell office:value-type="float" office:value="0.17385">
                <text:p>0.17385</text:p>
              </table:table-cell>
              <table:table-cell office:value-type="float" office:value="0.1769">
                <text:p>0.1769</text:p>
              </table:table-cell>
              <table:table-cell office:value-type="float" office:value="0.17995">
                <text:p>0.17995</text:p>
              </table:table-cell>
              <table:table-cell office:value-type="float" office:value="0.183">
                <text:p>0.183</text:p>
              </table:table-cell>
              <table:table-cell office:value-type="float" office:value="0.18605">
                <text:p>0.18605</text:p>
              </table:table-cell>
              <table:table-cell office:value-type="float" office:value="0.1891">
                <text:p>0.1891</text:p>
              </table:table-cell>
              <table:table-cell office:value-type="float" office:value="0.19215">
                <text:p>0.19215</text:p>
              </table:table-cell>
              <table:table-cell office:value-type="float" office:value="0.1952">
                <text:p>0.1952</text:p>
              </table:table-cell>
              <table:table-cell office:value-type="float" office:value="0.19825">
                <text:p>0.19825</text:p>
              </table:table-cell>
              <table:table-cell office:value-type="float" office:value="0.2013">
                <text:p>0.2013</text:p>
              </table:table-cell>
              <table:table-cell office:value-type="float" office:value="0.20435">
                <text:p>0.20435</text:p>
              </table:table-cell>
              <table:table-cell office:value-type="float" office:value="0.2074">
                <text:p>0.2074</text:p>
              </table:table-cell>
              <table:table-cell office:value-type="float" office:value="0.21045">
                <text:p>0.21045</text:p>
              </table:table-cell>
              <table:table-cell office:value-type="float" office:value="0.2135">
                <text:p>0.2135</text:p>
              </table:table-cell>
              <table:table-cell office:value-type="float" office:value="0.21655">
                <text:p>0.21655</text:p>
              </table:table-cell>
              <table:table-cell office:value-type="float" office:value="0.2196">
                <text:p>0.2196</text:p>
              </table:table-cell>
              <table:table-cell office:value-type="float" office:value="0.22265">
                <text:p>0.22265</text:p>
              </table:table-cell>
              <table:table-cell office:value-type="float" office:value="0.2257">
                <text:p>0.2257</text:p>
              </table:table-cell>
              <table:table-cell office:value-type="float" office:value="0.22875">
                <text:p>0.22875</text:p>
              </table:table-cell>
              <table:table-cell office:value-type="float" office:value="0.2318">
                <text:p>0.2318</text:p>
              </table:table-cell>
              <table:table-cell office:value-type="float" office:value="0.23485">
                <text:p>0.23485</text:p>
              </table:table-cell>
              <table:table-cell office:value-type="float" office:value="0.2379">
                <text:p>0.2379</text:p>
              </table:table-cell>
              <table:table-cell office:value-type="float" office:value="0.24095">
                <text:p>0.24095</text:p>
              </table:table-cell>
              <table:table-cell office:value-type="float" office:value="0.244">
                <text:p>0.244</text:p>
              </table:table-cell>
              <table:table-cell office:value-type="float" office:value="0.24705">
                <text:p>0.24705</text:p>
              </table:table-cell>
              <table:table-cell office:value-type="float" office:value="0.2501">
                <text:p>0.2501</text:p>
              </table:table-cell>
              <table:table-cell office:value-type="float" office:value="0.25315">
                <text:p>0.25315</text:p>
              </table:table-cell>
              <table:table-cell office:value-type="float" office:value="0.2562">
                <text:p>0.2562</text:p>
              </table:table-cell>
              <table:table-cell office:value-type="float" office:value="0.25925">
                <text:p>0.25925</text:p>
              </table:table-cell>
              <table:table-cell office:value-type="float" office:value="0.2623">
                <text:p>0.2623</text:p>
              </table:table-cell>
              <table:table-cell office:value-type="float" office:value="0.26535">
                <text:p>0.26535</text:p>
              </table:table-cell>
              <table:table-cell office:value-type="float" office:value="0.2684">
                <text:p>0.2684</text:p>
              </table:table-cell>
              <table:table-cell office:value-type="float" office:value="0.27145">
                <text:p>0.27145</text:p>
              </table:table-cell>
              <table:table-cell office:value-type="float" office:value="0.2745">
                <text:p>0.2745</text:p>
              </table:table-cell>
              <table:table-cell office:value-type="float" office:value="0.27755">
                <text:p>0.27755</text:p>
              </table:table-cell>
              <table:table-cell office:value-type="float" office:value="0.2806">
                <text:p>0.2806</text:p>
              </table:table-cell>
              <table:table-cell office:value-type="float" office:value="0.28365">
                <text:p>0.28365</text:p>
              </table:table-cell>
              <table:table-cell office:value-type="float" office:value="0.2867">
                <text:p>0.2867</text:p>
              </table:table-cell>
              <table:table-cell office:value-type="float" office:value="0.28975">
                <text:p>0.28975</text:p>
              </table:table-cell>
              <table:table-cell office:value-type="float" office:value="0.2928">
                <text:p>0.2928</text:p>
              </table:table-cell>
              <table:table-cell office:value-type="float" office:value="0.29585">
                <text:p>0.29585</text:p>
              </table:table-cell>
              <table:table-cell office:value-type="float" office:value="0.2989">
                <text:p>0.2989</text:p>
              </table:table-cell>
              <table:table-cell office:value-type="float" office:value="0.30195">
                <text:p>0.3019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U_расчет</text:p>
                <draw:g>
                  <svg:desc>shocktube.B1:shocktube.B1</svg:desc>
                </draw:g>
              </table:table-cell>
              <table:table-cell office:value-type="float" office:value="0.0000000018904">
                <text:p>0.0000000018904</text:p>
                <draw:g>
                  <svg:desc>shocktube.B2:shocktube.B102</svg:desc>
                </draw:g>
              </table:table-cell>
              <table:table-cell office:value-type="float" office:value="0.0000000016398">
                <text:p>0.0000000016398</text:p>
              </table:table-cell>
              <table:table-cell office:value-type="float" office:value="0.0000000016371">
                <text:p>0.0000000016371</text:p>
              </table:table-cell>
              <table:table-cell office:value-type="float" office:value="0.0000000018737">
                <text:p>0.0000000018737</text:p>
              </table:table-cell>
              <table:table-cell office:value-type="float" office:value="0.0000000048715">
                <text:p>0.0000000048715</text:p>
              </table:table-cell>
              <table:table-cell office:value-type="float" office:value="0.000000017174">
                <text:p>0.000000017174</text:p>
              </table:table-cell>
              <table:table-cell office:value-type="float" office:value="0.000000071804">
                <text:p>0.000000071804</text:p>
              </table:table-cell>
              <table:table-cell office:value-type="float" office:value="0.00000028777">
                <text:p>0.00000028777</text:p>
              </table:table-cell>
              <table:table-cell office:value-type="float" office:value="0.0000011545">
                <text:p>0.0000011545</text:p>
              </table:table-cell>
              <table:table-cell office:value-type="float" office:value="0.0000045324">
                <text:p>0.0000045324</text:p>
              </table:table-cell>
              <table:table-cell office:value-type="float" office:value="0.000017375">
                <text:p>0.000017375</text:p>
              </table:table-cell>
              <table:table-cell office:value-type="float" office:value="0.000064929">
                <text:p>0.000064929</text:p>
              </table:table-cell>
              <table:table-cell office:value-type="float" office:value="0.00023657">
                <text:p>0.00023657</text:p>
              </table:table-cell>
              <table:table-cell office:value-type="float" office:value="0.00083904">
                <text:p>0.00083904</text:p>
              </table:table-cell>
              <table:table-cell office:value-type="float" office:value="0.0028941">
                <text:p>0.0028941</text:p>
              </table:table-cell>
              <table:table-cell office:value-type="float" office:value="0.0096937">
                <text:p>0.0096937</text:p>
              </table:table-cell>
              <table:table-cell office:value-type="float" office:value="0.031473">
                <text:p>0.031473</text:p>
              </table:table-cell>
              <table:table-cell office:value-type="float" office:value="0.098717">
                <text:p>0.098717</text:p>
              </table:table-cell>
              <table:table-cell office:value-type="float" office:value="0.29658">
                <text:p>0.29658</text:p>
              </table:table-cell>
              <table:table-cell office:value-type="float" office:value="0.82786">
                <text:p>0.8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86">
                <text:p>15.086</text:p>
              </table:table-cell>
              <table:table-cell office:value-type="float" office:value="16.659">
                <text:p>16.659</text:p>
              </table:table-cell>
              <table:table-cell office:value-type="float" office:value="17.692">
                <text:p>17.692</text:p>
              </table:table-cell>
              <table:table-cell office:value-type="float" office:value="18.323">
                <text:p>18.323</text:p>
              </table:table-cell>
              <table:table-cell office:value-type="float" office:value="18.684">
                <text:p>18.684</text:p>
              </table:table-cell>
              <table:table-cell office:value-type="float" office:value="18.874">
                <text:p>18.874</text:p>
              </table:table-cell>
              <table:table-cell office:value-type="float" office:value="18.974">
                <text:p>18.974</text:p>
              </table:table-cell>
              <table:table-cell office:value-type="float" office:value="19.023">
                <text:p>19.023</text:p>
              </table:table-cell>
              <table:table-cell office:value-type="float" office:value="19.038">
                <text:p>19.038</text:p>
              </table:table-cell>
              <table:table-cell office:value-type="float" office:value="19.049">
                <text:p>19.049</text:p>
              </table:table-cell>
              <table:table-cell office:value-type="float" office:value="19.059">
                <text:p>19.059</text:p>
              </table:table-cell>
              <table:table-cell office:value-type="float" office:value="19.061">
                <text:p>19.061</text:p>
              </table:table-cell>
              <table:table-cell office:value-type="float" office:value="19.058">
                <text:p>19.058</text:p>
              </table:table-cell>
              <table:table-cell office:value-type="float" office:value="19.057">
                <text:p>19.057</text:p>
              </table:table-cell>
              <table:table-cell office:value-type="float" office:value="19.058">
                <text:p>19.058</text:p>
              </table:table-cell>
              <table:table-cell office:value-type="float" office:value="19.059">
                <text:p>19.059</text:p>
              </table:table-cell>
              <table:table-cell office:value-type="float" office:value="19.059">
                <text:p>19.059</text:p>
              </table:table-cell>
              <table:table-cell office:value-type="float" office:value="19.058">
                <text:p>19.058</text:p>
              </table:table-cell>
              <table:table-cell office:value-type="float" office:value="19.057">
                <text:p>19.057</text:p>
              </table:table-cell>
              <table:table-cell office:value-type="float" office:value="19.057">
                <text:p>19.057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8">
                <text:p>19.058</text:p>
              </table:table-cell>
              <table:table-cell office:value-type="float" office:value="19.057">
                <text:p>19.057</text:p>
              </table:table-cell>
              <table:table-cell office:value-type="float" office:value="19.057">
                <text:p>19.057</text:p>
              </table:table-cell>
              <table:table-cell office:value-type="float" office:value="19.056">
                <text:p>19.056</text:p>
              </table:table-cell>
              <table:table-cell office:value-type="float" office:value="19.056">
                <text:p>19.056</text:p>
              </table:table-cell>
              <table:table-cell office:value-type="float" office:value="19.057">
                <text:p>19.057</text:p>
              </table:table-cell>
              <table:table-cell office:value-type="float" office:value="19.057">
                <text:p>19.057</text:p>
              </table:table-cell>
              <table:table-cell office:value-type="float" office:value="19.056">
                <text:p>19.056</text:p>
              </table:table-cell>
              <table:table-cell office:value-type="float" office:value="19.056">
                <text:p>19.056</text:p>
              </table:table-cell>
              <table:table-cell office:value-type="float" office:value="19.056">
                <text:p>19.056</text:p>
              </table:table-cell>
              <table:table-cell office:value-type="float" office:value="19.055">
                <text:p>19.055</text:p>
              </table:table-cell>
              <table:table-cell office:value-type="float" office:value="19.055">
                <text:p>19.055</text:p>
              </table:table-cell>
              <table:table-cell office:value-type="float" office:value="19.056">
                <text:p>19.056</text:p>
              </table:table-cell>
              <table:table-cell office:value-type="float" office:value="19.055">
                <text:p>19.055</text:p>
              </table:table-cell>
              <table:table-cell office:value-type="float" office:value="19.054">
                <text:p>19.054</text:p>
              </table:table-cell>
              <table:table-cell office:value-type="float" office:value="19.052">
                <text:p>19.052</text:p>
              </table:table-cell>
              <table:table-cell office:value-type="float" office:value="19.052">
                <text:p>19.052</text:p>
              </table:table-cell>
              <table:table-cell office:value-type="float" office:value="19.051">
                <text:p>19.051</text:p>
              </table:table-cell>
              <table:table-cell office:value-type="float" office:value="19.044">
                <text:p>19.044</text:p>
              </table:table-cell>
              <table:table-cell office:value-type="float" office:value="19.034">
                <text:p>19.034</text:p>
              </table:table-cell>
              <table:table-cell office:value-type="float" office:value="19.014">
                <text:p>19.014</text:p>
              </table:table-cell>
              <table:table-cell office:value-type="float" office:value="18.968">
                <text:p>18.968</text:p>
              </table:table-cell>
              <table:table-cell office:value-type="float" office:value="18.869">
                <text:p>18.869</text:p>
              </table:table-cell>
              <table:table-cell office:value-type="float" office:value="18.661">
                <text:p>18.661</text:p>
              </table:table-cell>
              <table:table-cell office:value-type="float" office:value="18.243">
                <text:p>18.243</text:p>
              </table:table-cell>
              <table:table-cell office:value-type="float" office:value="17.443">
                <text:p>17.443</text:p>
              </table:table-cell>
              <table:table-cell office:value-type="float" office:value="15.999">
                <text:p>15.999</text:p>
              </table:table-cell>
              <table:table-cell office:value-type="float" office:value="13.598">
                <text:p>13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9">
                <text:p>0.33089</text:p>
              </table:table-cell>
              <table:table-cell office:value-type="float" office:value="0.096907">
                <text:p>0.096907</text:p>
              </table:table-cell>
              <table:table-cell office:value-type="float" office:value="0.027602">
                <text:p>0.027602</text:p>
              </table:table-cell>
              <table:table-cell office:value-type="float" office:value="0.0076915">
                <text:p>0.0076915</text:p>
              </table:table-cell>
              <table:table-cell office:value-type="float" office:value="0.0020991">
                <text:p>0.0020991</text:p>
              </table:table-cell>
              <table:table-cell office:value-type="float" office:value="0.00056102">
                <text:p>0.00056102</text:p>
              </table:table-cell>
              <table:table-cell office:value-type="float" office:value="0.00014692">
                <text:p>0.00014692</text:p>
              </table:table-cell>
              <table:table-cell office:value-type="float" office:value="0.000037677">
                <text:p>0.000037677</text:p>
              </table:table-cell>
              <table:table-cell office:value-type="float" office:value="0.0000094746">
                <text:p>0.0000094746</text:p>
              </table:table-cell>
              <table:table-cell office:value-type="float" office:value="0.0000023328">
                <text:p>0.0000023328</text:p>
              </table:table-cell>
              <table:table-cell office:value-type="float" office:value="0.00000056395">
                <text:p>0.00000056395</text:p>
              </table:table-cell>
              <table:table-cell office:value-type="float" office:value="0.00000013446">
                <text:p>0.00000013446</text:p>
              </table:table-cell>
              <table:table-cell office:value-type="float" office:value="0.000000032482">
                <text:p>0.000000032482</text:p>
              </table:table-cell>
              <table:table-cell office:value-type="float" office:value="0.0000000093046">
                <text:p>0.0000000093046</text:p>
              </table:table-cell>
              <table:table-cell office:value-type="float" office:value="0.0000000044086">
                <text:p>0.0000000044086</text:p>
              </table:table-cell>
              <table:table-cell office:value-type="float" office:value="0.0000000039897">
                <text:p>0.0000000039897</text:p>
              </table:table-cell>
              <table:table-cell office:value-type="float" office:value="0.0000000045388">
                <text:p>0.0000000045388</text:p>
              </table:table-cell>
              <table:table-cell office:value-type="float" office:value="0.0000000054084">
                <text:p>0.0000000054084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cktube.K2:shocktube.DF2</svg:desc>
                </draw:g>
              </table:table-cell>
              <table:table-cell office:value-type="float" office:value="0.00307878787878788">
                <text:p>0.00307878787878788</text:p>
              </table:table-cell>
              <table:table-cell office:value-type="float" office:value="0.00615757575757576">
                <text:p>0.00615757575757576</text:p>
              </table:table-cell>
              <table:table-cell office:value-type="float" office:value="0.00923636363636364">
                <text:p>0.00923636363636364</text:p>
              </table:table-cell>
              <table:table-cell office:value-type="float" office:value="0.0123151515151515">
                <text:p>0.0123151515151515</text:p>
              </table:table-cell>
              <table:table-cell office:value-type="float" office:value="0.0153939393939394">
                <text:p>0.0153939393939394</text:p>
              </table:table-cell>
              <table:table-cell office:value-type="float" office:value="0.0184727272727273">
                <text:p>0.0184727272727273</text:p>
              </table:table-cell>
              <table:table-cell office:value-type="float" office:value="0.0215515151515152">
                <text:p>0.0215515151515152</text:p>
              </table:table-cell>
              <table:table-cell office:value-type="float" office:value="0.024630303030303">
                <text:p>0.024630303030303</text:p>
              </table:table-cell>
              <table:table-cell office:value-type="float" office:value="0.0277090909090909">
                <text:p>0.0277090909090909</text:p>
              </table:table-cell>
              <table:table-cell office:value-type="float" office:value="0.0307878787878788">
                <text:p>0.0307878787878788</text:p>
              </table:table-cell>
              <table:table-cell office:value-type="float" office:value="0.0338666666666667">
                <text:p>0.0338666666666667</text:p>
              </table:table-cell>
              <table:table-cell office:value-type="float" office:value="0.0369454545454546">
                <text:p>0.0369454545454546</text:p>
              </table:table-cell>
              <table:table-cell office:value-type="float" office:value="0.0400242424242424">
                <text:p>0.0400242424242424</text:p>
              </table:table-cell>
              <table:table-cell office:value-type="float" office:value="0.0431030303030303">
                <text:p>0.0431030303030303</text:p>
              </table:table-cell>
              <table:table-cell office:value-type="float" office:value="0.0461818181818182">
                <text:p>0.0461818181818182</text:p>
              </table:table-cell>
              <table:table-cell office:value-type="float" office:value="0.0492606060606061">
                <text:p>0.0492606060606061</text:p>
              </table:table-cell>
              <table:table-cell office:value-type="float" office:value="0.0523393939393939">
                <text:p>0.0523393939393939</text:p>
              </table:table-cell>
              <table:table-cell office:value-type="float" office:value="0.0554181818181818">
                <text:p>0.0554181818181818</text:p>
              </table:table-cell>
              <table:table-cell office:value-type="float" office:value="0.0584969696969697">
                <text:p>0.0584969696969697</text:p>
              </table:table-cell>
              <table:table-cell office:value-type="float" office:value="0.0615757575757576">
                <text:p>0.0615757575757576</text:p>
              </table:table-cell>
              <table:table-cell office:value-type="float" office:value="0.0646545454545455">
                <text:p>0.0646545454545455</text:p>
              </table:table-cell>
              <table:table-cell office:value-type="float" office:value="0.0677333333333333">
                <text:p>0.0677333333333333</text:p>
              </table:table-cell>
              <table:table-cell office:value-type="float" office:value="0.0708121212121212">
                <text:p>0.0708121212121212</text:p>
              </table:table-cell>
              <table:table-cell office:value-type="float" office:value="0.0738909090909091">
                <text:p>0.0738909090909091</text:p>
              </table:table-cell>
              <table:table-cell office:value-type="float" office:value="0.076969696969697">
                <text:p>0.076969696969697</text:p>
              </table:table-cell>
              <table:table-cell office:value-type="float" office:value="0.0800484848484849">
                <text:p>0.0800484848484849</text:p>
              </table:table-cell>
              <table:table-cell office:value-type="float" office:value="0.0831272727272727">
                <text:p>0.0831272727272727</text:p>
              </table:table-cell>
              <table:table-cell office:value-type="float" office:value="0.0862060606060606">
                <text:p>0.0862060606060606</text:p>
              </table:table-cell>
              <table:table-cell office:value-type="float" office:value="0.0892848484848485">
                <text:p>0.0892848484848485</text:p>
              </table:table-cell>
              <table:table-cell office:value-type="float" office:value="0.0923636363636364">
                <text:p>0.0923636363636364</text:p>
              </table:table-cell>
              <table:table-cell office:value-type="float" office:value="0.0954424242424243">
                <text:p>0.0954424242424243</text:p>
              </table:table-cell>
              <table:table-cell office:value-type="float" office:value="0.0985212121212121">
                <text:p>0.0985212121212121</text:p>
              </table:table-cell>
              <table:table-cell office:value-type="float" office:value="0.1016">
                <text:p>0.1016</text:p>
              </table:table-cell>
              <table:table-cell office:value-type="float" office:value="0.104678787878788">
                <text:p>0.104678787878788</text:p>
              </table:table-cell>
              <table:table-cell office:value-type="float" office:value="0.107757575757576">
                <text:p>0.107757575757576</text:p>
              </table:table-cell>
              <table:table-cell office:value-type="float" office:value="0.110836363636364">
                <text:p>0.110836363636364</text:p>
              </table:table-cell>
              <table:table-cell office:value-type="float" office:value="0.113915151515152">
                <text:p>0.113915151515152</text:p>
              </table:table-cell>
              <table:table-cell office:value-type="float" office:value="0.116993939393939">
                <text:p>0.116993939393939</text:p>
              </table:table-cell>
              <table:table-cell office:value-type="float" office:value="0.120072727272727">
                <text:p>0.120072727272727</text:p>
              </table:table-cell>
              <table:table-cell office:value-type="float" office:value="0.123151515151515">
                <text:p>0.123151515151515</text:p>
              </table:table-cell>
              <table:table-cell office:value-type="float" office:value="0.126230303030303">
                <text:p>0.126230303030303</text:p>
              </table:table-cell>
              <table:table-cell office:value-type="float" office:value="0.129309090909091">
                <text:p>0.129309090909091</text:p>
              </table:table-cell>
              <table:table-cell office:value-type="float" office:value="0.132387878787879">
                <text:p>0.132387878787879</text:p>
              </table:table-cell>
              <table:table-cell office:value-type="float" office:value="0.135466666666667">
                <text:p>0.135466666666667</text:p>
              </table:table-cell>
              <table:table-cell office:value-type="float" office:value="0.138545454545455">
                <text:p>0.138545454545455</text:p>
              </table:table-cell>
              <table:table-cell office:value-type="float" office:value="0.141624242424242">
                <text:p>0.141624242424242</text:p>
              </table:table-cell>
              <table:table-cell office:value-type="float" office:value="0.14470303030303">
                <text:p>0.14470303030303</text:p>
              </table:table-cell>
              <table:table-cell office:value-type="float" office:value="0.147781818181818">
                <text:p>0.147781818181818</text:p>
              </table:table-cell>
              <table:table-cell office:value-type="float" office:value="0.150860606060606">
                <text:p>0.150860606060606</text:p>
              </table:table-cell>
              <table:table-cell office:value-type="float" office:value="0.153939393939394">
                <text:p>0.153939393939394</text:p>
              </table:table-cell>
              <table:table-cell office:value-type="float" office:value="0.157018181818182">
                <text:p>0.157018181818182</text:p>
              </table:table-cell>
              <table:table-cell office:value-type="float" office:value="0.16009696969697">
                <text:p>0.16009696969697</text:p>
              </table:table-cell>
              <table:table-cell office:value-type="float" office:value="0.163175757575758">
                <text:p>0.163175757575758</text:p>
              </table:table-cell>
              <table:table-cell office:value-type="float" office:value="0.166254545454545">
                <text:p>0.166254545454545</text:p>
              </table:table-cell>
              <table:table-cell office:value-type="float" office:value="0.169333333333333">
                <text:p>0.169333333333333</text:p>
              </table:table-cell>
              <table:table-cell office:value-type="float" office:value="0.172412121212121">
                <text:p>0.172412121212121</text:p>
              </table:table-cell>
              <table:table-cell office:value-type="float" office:value="0.175490909090909">
                <text:p>0.175490909090909</text:p>
              </table:table-cell>
              <table:table-cell office:value-type="float" office:value="0.178569696969697">
                <text:p>0.178569696969697</text:p>
              </table:table-cell>
              <table:table-cell office:value-type="float" office:value="0.181648484848485">
                <text:p>0.181648484848485</text:p>
              </table:table-cell>
              <table:table-cell office:value-type="float" office:value="0.184727272727273">
                <text:p>0.184727272727273</text:p>
              </table:table-cell>
              <table:table-cell office:value-type="float" office:value="0.187806060606061">
                <text:p>0.187806060606061</text:p>
              </table:table-cell>
              <table:table-cell office:value-type="float" office:value="0.190884848484849">
                <text:p>0.190884848484849</text:p>
              </table:table-cell>
              <table:table-cell office:value-type="float" office:value="0.193963636363636">
                <text:p>0.193963636363636</text:p>
              </table:table-cell>
              <table:table-cell office:value-type="float" office:value="0.197042424242424">
                <text:p>0.197042424242424</text:p>
              </table:table-cell>
              <table:table-cell office:value-type="float" office:value="0.200121212121212">
                <text:p>0.200121212121212</text:p>
              </table:table-cell>
              <table:table-cell office:value-type="float" office:value="0.2032">
                <text:p>0.2032</text:p>
              </table:table-cell>
              <table:table-cell office:value-type="float" office:value="0.206278787878788">
                <text:p>0.206278787878788</text:p>
              </table:table-cell>
              <table:table-cell office:value-type="float" office:value="0.209357575757576">
                <text:p>0.209357575757576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215515151515152">
                <text:p>0.215515151515152</text:p>
              </table:table-cell>
              <table:table-cell office:value-type="float" office:value="0.218593939393939">
                <text:p>0.218593939393939</text:p>
              </table:table-cell>
              <table:table-cell office:value-type="float" office:value="0.221672727272727">
                <text:p>0.221672727272727</text:p>
              </table:table-cell>
              <table:table-cell office:value-type="float" office:value="0.224751515151515">
                <text:p>0.224751515151515</text:p>
              </table:table-cell>
              <table:table-cell office:value-type="float" office:value="0.227830303030303">
                <text:p>0.22783030303030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3987878787879">
                <text:p>0.233987878787879</text:p>
              </table:table-cell>
              <table:table-cell office:value-type="float" office:value="0.237066666666667">
                <text:p>0.237066666666667</text:p>
              </table:table-cell>
              <table:table-cell office:value-type="float" office:value="0.240145454545455">
                <text:p>0.240145454545455</text:p>
              </table:table-cell>
              <table:table-cell office:value-type="float" office:value="0.243224242424242">
                <text:p>0.243224242424242</text:p>
              </table:table-cell>
              <table:table-cell office:value-type="float" office:value="0.24630303030303">
                <text:p>0.24630303030303</text:p>
              </table:table-cell>
              <table:table-cell office:value-type="float" office:value="0.249381818181818">
                <text:p>0.249381818181818</text:p>
              </table:table-cell>
              <table:table-cell office:value-type="float" office:value="0.252460606060606">
                <text:p>0.252460606060606</text:p>
              </table:table-cell>
              <table:table-cell office:value-type="float" office:value="0.255539393939394">
                <text:p>0.255539393939394</text:p>
              </table:table-cell>
              <table:table-cell office:value-type="float" office:value="0.258618181818182">
                <text:p>0.258618181818182</text:p>
              </table:table-cell>
              <table:table-cell office:value-type="float" office:value="0.26169696969697">
                <text:p>0.26169696969697</text:p>
              </table:table-cell>
              <table:table-cell office:value-type="float" office:value="0.264775757575758">
                <text:p>0.264775757575758</text:p>
              </table:table-cell>
              <table:table-cell office:value-type="float" office:value="0.267854545454545">
                <text:p>0.267854545454545</text:p>
              </table:table-cell>
              <table:table-cell office:value-type="float" office:value="0.270933333333333">
                <text:p>0.270933333333333</text:p>
              </table:table-cell>
              <table:table-cell office:value-type="float" office:value="0.274012121212121">
                <text:p>0.274012121212121</text:p>
              </table:table-cell>
              <table:table-cell office:value-type="float" office:value="0.277090909090909">
                <text:p>0.277090909090909</text:p>
              </table:table-cell>
              <table:table-cell office:value-type="float" office:value="0.280169696969697">
                <text:p>0.280169696969697</text:p>
              </table:table-cell>
              <table:table-cell office:value-type="float" office:value="0.283248484848485">
                <text:p>0.283248484848485</text:p>
              </table:table-cell>
              <table:table-cell office:value-type="float" office:value="0.286327272727273">
                <text:p>0.286327272727273</text:p>
              </table:table-cell>
              <table:table-cell office:value-type="float" office:value="0.289406060606061">
                <text:p>0.289406060606061</text:p>
              </table:table-cell>
              <table:table-cell office:value-type="float" office:value="0.292484848484849">
                <text:p>0.292484848484849</text:p>
              </table:table-cell>
              <table:table-cell office:value-type="float" office:value="0.295563636363636">
                <text:p>0.295563636363636</text:p>
              </table:table-cell>
              <table:table-cell office:value-type="float" office:value="0.298642424242424">
                <text:p>0.298642424242424</text:p>
              </table:table-cell>
              <table:table-cell office:value-type="float" office:value="0.301721212121212">
                <text:p>0.301721212121212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U_аналит</text:p>
                <draw:g>
                  <svg:desc>shocktube.J4:shocktube.J4</svg:desc>
                </draw:g>
              </table:table-cell>
              <table:table-cell office:value-type="float" office:value="0">
                <text:p>0</text:p>
                <draw:g>
                  <svg:desc>shocktube.K4:shocktube.D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1857792124271">
                <text:p>1.71857792124271</text:p>
              </table:table-cell>
              <table:table-cell office:value-type="float" office:value="11.981204183869">
                <text:p>11.981204183869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19.0615106911818">
                <text:p>19.061510691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